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/>
    <style:font-face style:name="Verdana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2" svg:font-family="Verdana" style:font-adornments="Normal" style:font-family-generic="swiss" style:font-pitch="variable"/>
    <style:font-face style:name="Verdana3" svg:font-family="Verdana" style:font-adornments="Regular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8cm" fo:margin-left="0cm" table:align="left" style:shadow="#aecf00 -0.18cm -0.18cm"/>
    </style:style>
    <style:style style:name="Tableau2.A" style:family="table-column">
      <style:table-column-properties style:column-width="3.099cm"/>
    </style:style>
    <style:style style:name="Tableau2.B" style:family="table-column">
      <style:table-column-properties style:column-width="14.901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8.009cm" fo:margin-left="0cm" table:align="left" style:shadow="#ff950e -0.18cm -0.18cm"/>
    </style:style>
    <style:style style:name="Tableau1.A" style:family="table-column">
      <style:table-column-properties style:column-width="3.217cm"/>
    </style:style>
    <style:style style:name="Tableau1.B" style:family="table-column">
      <style:table-column-properties style:column-width="14.792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8.009cm" fo:margin-left="0cm" table:align="left" style:shadow="#0099ff -0.18cm -0.18cm"/>
    </style:style>
    <style:style style:name="Tableau14.A" style:family="table-column">
      <style:table-column-properties style:column-width="3.237cm"/>
    </style:style>
    <style:style style:name="Tableau14.B" style:family="table-column">
      <style:table-column-properties style:column-width="14.773cm"/>
    </style:style>
    <style:style style:name="Tableau14.A1" style:family="table-cell">
      <style:table-cell-properties fo:background-color="#0099ff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2" style:family="table-cell">
      <style:table-cell-properties fo:padding="0.097cm" fo:border="0.05pt solid #000000"/>
    </style:style>
    <style:style style:name="Tableau14.A3" style:family="table-cell">
      <style:table-cell-properties fo:padding="0.097cm" fo:border-left="0.05pt solid #000000" fo:border-right="none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none" fo:border-top="none" fo:border-bottom="0.05pt solid #000000"/>
    </style:style>
    <style:style style:name="Tableau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97cm" fo:border-left="0.05pt solid #000000" fo:border-right="none" fo:border-top="none" fo:border-bottom="0.05pt solid #000000"/>
    </style:style>
    <style:style style:name="Tableau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2" style:family="table-cell">
      <style:table-cell-properties fo:padding="0.097cm" fo:border-left="0.05pt solid #000000" fo:border-right="none" fo:border-top="none" fo:border-bottom="0.05pt solid #000000"/>
    </style:style>
    <style:style style:name="Tableau1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3" style:family="table-cell">
      <style:table-cell-properties fo:padding="0.097cm" fo:border-left="0.05pt solid #000000" fo:border-right="none" fo:border-top="none" fo:border-bottom="0.05pt solid #000000"/>
    </style:style>
    <style:style style:name="Tableau1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4" style:family="table-cell">
      <style:table-cell-properties fo:padding="0.097cm" fo:border-left="0.05pt solid #000000" fo:border-right="none" fo:border-top="none" fo:border-bottom="0.05pt solid #000000"/>
    </style:style>
    <style:style style:name="Tableau1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5" style:family="table-cell">
      <style:table-cell-properties fo:padding="0.097cm" fo:border-left="0.05pt solid #000000" fo:border-right="none" fo:border-top="none" fo:border-bottom="0.05pt solid #000000"/>
    </style:style>
    <style:style style:name="Tableau1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6" style:family="table-cell">
      <style:table-cell-properties fo:padding="0.097cm" fo:border-left="0.05pt solid #000000" fo:border-right="none" fo:border-top="none" fo:border-bottom="0.05pt solid #000000"/>
    </style:style>
    <style:style style:name="Tableau1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7" style:family="table-cell">
      <style:table-cell-properties fo:padding="0.097cm" fo:border-left="0.05pt solid #000000" fo:border-right="none" fo:border-top="none" fo:border-bottom="0.05pt solid #000000"/>
    </style:style>
    <style:style style:name="Tableau1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8" style:family="table-cell">
      <style:table-cell-properties fo:padding="0.097cm" fo:border-left="0.05pt solid #000000" fo:border-right="none" fo:border-top="none" fo:border-bottom="0.05pt solid #000000"/>
    </style:style>
    <style:style style:name="Tableau14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9" style:family="table-cell">
      <style:table-cell-properties fo:padding="0.097cm" fo:border-left="0.05pt solid #000000" fo:border-right="none" fo:border-top="none" fo:border-bottom="0.05pt solid #000000"/>
    </style:style>
    <style:style style:name="Tableau14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09cm" fo:margin-left="0cm" table:align="left" fo:background-color="transparent" style:shadow="#b4c7dc -0.18cm -0.18cm">
        <style:background-image/>
      </style:table-properties>
    </style:style>
    <style:style style:name="Table1.A" style:family="table-column">
      <style:table-column-properties style:column-width="3.237cm"/>
    </style:style>
    <style:style style:name="Table1.B" style:family="table-column">
      <style:table-column-properties style:column-width="14.773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b4c7d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9cm" fo:margin-left="0cm" table:align="left" style:shadow="#66ffff -0.18cm -0.18cm"/>
    </style:style>
    <style:style style:name="Table2.A" style:family="table-column">
      <style:table-column-properties style:column-width="3.237cm"/>
    </style:style>
    <style:style style:name="Table2.B" style:family="table-column">
      <style:table-column-properties style:column-width="14.773cm"/>
    </style:style>
    <style:style style:name="Table2.A1" style:family="table-cell">
      <style:table-cell-properties fo:background-color="#66ff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2" style:family="table-cell">
      <style:table-cell-properties fo:padding="0.097cm" fo:border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009cm" fo:margin-left="0cm" table:align="left" style:shadow="#66ffff -0.18cm -0.18cm"/>
    </style:style>
    <style:style style:name="Tableau3.A" style:family="table-column">
      <style:table-column-properties style:column-width="3.237cm"/>
    </style:style>
    <style:style style:name="Tableau3.B" style:family="table-column">
      <style:table-column-properties style:column-width="14.773cm"/>
    </style:style>
    <style:style style:name="Tableau3.A1" style:family="table-cell">
      <style:table-cell-properties fo:background-color="#66ffff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2" style:family="table-cell">
      <style:table-cell-properties fo:padding="0.097cm" fo:border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fo:font-size="6pt" officeooo:paragraph-rsid="00410c4e" style:font-size-asian="5.25pt" style:font-size-complex="6pt"/>
    </style:style>
    <style:style style:name="P4" style:family="paragraph" style:parent-style-name="Standard">
      <style:text-properties fo:font-size="6pt" officeooo:paragraph-rsid="005056cc" style:font-size-asian="5.25pt" style:font-size-complex="6pt"/>
    </style:style>
    <style:style style:name="P5" style:family="paragraph" style:parent-style-name="Standard">
      <style:text-properties fo:font-size="6pt" officeooo:paragraph-rsid="0091b755" style:font-size-asian="5.25pt" style:font-size-complex="6pt"/>
    </style:style>
    <style:style style:name="P6" style:family="paragraph" style:parent-style-name="Standard">
      <style:text-properties fo:font-size="6pt" officeooo:paragraph-rsid="00b96fba" style:font-size-asian="5.25pt" style:font-size-complex="6pt"/>
    </style:style>
    <style:style style:name="P7" style:family="paragraph" style:parent-style-name="Standard">
      <style:text-properties fo:font-size="6pt" officeooo:paragraph-rsid="00ba022c" style:font-size-asian="5.25pt" style:font-size-complex="6pt"/>
    </style:style>
    <style:style style:name="P8" style:family="paragraph" style:parent-style-name="Standard">
      <style:text-properties fo:font-size="6pt" officeooo:paragraph-rsid="0132f39a" style:font-size-asian="5.25pt" style:font-size-complex="6pt"/>
    </style:style>
    <style:style style:name="P9" style:family="paragraph" style:parent-style-name="Standard">
      <style:text-properties fo:font-size="6pt" officeooo:paragraph-rsid="0148b714" style:font-size-asian="5.25pt" style:font-size-complex="6pt"/>
    </style:style>
    <style:style style:name="P10" style:family="paragraph" style:parent-style-name="Standard">
      <style:text-properties fo:font-size="6pt" officeooo:rsid="01f9b9d2" officeooo:paragraph-rsid="001775c7" style:font-size-asian="5.25pt" style:font-size-complex="6pt"/>
    </style:style>
    <style:style style:name="P11" style:family="paragraph" style:parent-style-name="Standard">
      <style:paragraph-properties fo:break-before="page"/>
      <style:text-properties fo:font-size="6pt" officeooo:paragraph-rsid="001775c7" style:font-size-asian="5.25pt" style:font-size-complex="6pt"/>
    </style:style>
    <style:style style:name="P12" style:family="paragraph" style:parent-style-name="Standard">
      <style:text-properties fo:font-size="6pt" style:font-size-asian="6pt" style:font-size-complex="6pt"/>
    </style:style>
    <style:style style:name="P13" style:family="paragraph" style:parent-style-name="Standard">
      <style:text-properties fo:font-size="6pt" officeooo:paragraph-rsid="013340f4" style:font-size-asian="6pt" style:font-size-complex="6pt"/>
    </style:style>
    <style:style style:name="P14" style:family="paragraph" style:parent-style-name="Standard">
      <style:text-properties fo:font-size="6pt" officeooo:paragraph-rsid="000cd3fd" style:font-size-asian="6pt" style:font-size-complex="6pt"/>
    </style:style>
    <style:style style:name="P15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Verdana" fo:font-size="10pt" fo:font-weight="bold" officeooo:rsid="00ff61f7" officeooo:paragraph-rsid="00ff61f7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Verdana" fo:font-size="10pt" fo:font-weight="bold" officeooo:rsid="00cb21d1" officeooo:paragraph-rsid="00cb21d1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Verdana" fo:font-size="10pt" fo:font-weight="bold" officeooo:rsid="00f33a3e" officeooo:paragraph-rsid="00f33a3e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Verdana" fo:font-size="10pt" fo:font-weight="bold" officeooo:rsid="01b69c0a" officeooo:paragraph-rsid="01b69c0a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Verdana" fo:font-size="10pt" fo:font-weight="bold" officeooo:rsid="01b9654b" officeooo:paragraph-rsid="01b9654b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Verdana" fo:font-size="10pt" fo:font-weight="bold" officeooo:rsid="0239e136" officeooo:paragraph-rsid="0239e136" style:font-size-asian="10pt" style:font-weight-asian="bold" style:font-size-complex="10pt" style:font-weight-complex="bold"/>
    </style:style>
    <style:style style:name="P22" style:family="paragraph" style:parent-style-name="Titre_20_document_20_1">
      <style:text-properties officeooo:paragraph-rsid="0093b983"/>
    </style:style>
    <style:style style:name="P23" style:family="paragraph" style:parent-style-name="Titre_20_document_20_1">
      <style:text-properties officeooo:paragraph-rsid="0094cd82"/>
    </style:style>
    <style:style style:name="P24" style:family="paragraph" style:parent-style-name="Tableau_20_libellé">
      <style:text-properties officeooo:paragraph-rsid="00ba022c"/>
    </style:style>
    <style:style style:name="P25" style:family="paragraph" style:parent-style-name="Tableau_20_valeur">
      <style:text-properties officeooo:paragraph-rsid="00ba022c"/>
    </style:style>
    <style:style style:name="P26" style:family="paragraph" style:parent-style-name="Tableau_20_libellé">
      <style:text-properties officeooo:rsid="00bdf55e" officeooo:paragraph-rsid="00bdf55e"/>
    </style:style>
    <style:style style:name="P27" style:family="paragraph" style:parent-style-name="Tableau_20_valeur">
      <style:text-properties officeooo:rsid="00bdf55e" officeooo:paragraph-rsid="00bdf55e"/>
    </style:style>
    <style:style style:name="P28" style:family="paragraph" style:parent-style-name="Tableau_20_libellé">
      <style:text-properties officeooo:rsid="00bdf55e" officeooo:paragraph-rsid="0148b714"/>
    </style:style>
    <style:style style:name="P29" style:family="paragraph" style:parent-style-name="Tableau_20_valeur">
      <style:text-properties officeooo:rsid="00bdf55e" officeooo:paragraph-rsid="0148b714"/>
    </style:style>
    <style:style style:name="P30" style:family="paragraph" style:parent-style-name="Tableau_20_libellé">
      <style:text-properties officeooo:rsid="00d45f0f" officeooo:paragraph-rsid="00d45f0f"/>
    </style:style>
    <style:style style:name="P31" style:family="paragraph" style:parent-style-name="Tableau_20_libellé">
      <style:text-properties officeooo:rsid="00d45f0f" officeooo:paragraph-rsid="0132f39a"/>
    </style:style>
    <style:style style:name="P32" style:family="paragraph" style:parent-style-name="Tableau_20_libellé">
      <style:text-properties officeooo:rsid="00e88963" officeooo:paragraph-rsid="00e88963"/>
    </style:style>
    <style:style style:name="P33" style:family="paragraph" style:parent-style-name="Tableau_20_libellé">
      <style:text-properties officeooo:rsid="00e88963" officeooo:paragraph-rsid="0132f39a"/>
    </style:style>
    <style:style style:name="P34" style:family="paragraph" style:parent-style-name="Tableau_20_libellé">
      <style:text-properties officeooo:rsid="00fb754c" officeooo:paragraph-rsid="00fb754c"/>
    </style:style>
    <style:style style:name="P35" style:family="paragraph" style:parent-style-name="Tableau_20_libellé">
      <style:text-properties officeooo:rsid="00fb754c" officeooo:paragraph-rsid="0132f39a"/>
    </style:style>
    <style:style style:name="P36" style:family="paragraph" style:parent-style-name="Tableau_20_libellé">
      <style:text-properties officeooo:rsid="012a8735" officeooo:paragraph-rsid="012fe37d"/>
    </style:style>
    <style:style style:name="P37" style:family="paragraph" style:parent-style-name="Tableau_20_libellé">
      <style:text-properties officeooo:rsid="012a8735" officeooo:paragraph-rsid="0132f39a"/>
    </style:style>
    <style:style style:name="P38" style:family="paragraph" style:parent-style-name="Tableau_20_valeur">
      <style:text-properties officeooo:rsid="012a8735" officeooo:paragraph-rsid="0132f39a"/>
    </style:style>
    <style:style style:name="P39" style:family="paragraph" style:parent-style-name="Tableau_20_valeur">
      <style:text-properties officeooo:rsid="012a8735" officeooo:paragraph-rsid="012a8735"/>
    </style:style>
    <style:style style:name="P40" style:family="paragraph" style:parent-style-name="Tableau_20_libellé">
      <style:text-properties officeooo:paragraph-rsid="0132f39a"/>
    </style:style>
    <style:style style:name="P41" style:family="paragraph" style:parent-style-name="Tableau_20_valeur">
      <style:text-properties officeooo:paragraph-rsid="0132f39a"/>
    </style:style>
    <style:style style:name="P42" style:family="paragraph" style:parent-style-name="Tableau_20_libellé">
      <style:text-properties officeooo:paragraph-rsid="0148b714"/>
    </style:style>
    <style:style style:name="P43" style:family="paragraph" style:parent-style-name="Tableau_20_valeur">
      <style:text-properties officeooo:paragraph-rsid="0148b714"/>
    </style:style>
    <style:style style:name="P44" style:family="paragraph" style:parent-style-name="Tableau_20_libellé">
      <style:text-properties officeooo:rsid="01ae825c" officeooo:paragraph-rsid="01ae825c"/>
    </style:style>
    <style:style style:name="P45" style:family="paragraph" style:parent-style-name="Tableau_20_libellé">
      <style:text-properties style:font-name="Verdana1" fo:font-size="10pt" fo:font-style="normal" fo:font-weight="bold" officeooo:rsid="01b39f5b" officeooo:paragraph-rsid="01b39f5b" fo:background-color="transparent" style:font-size-asian="12pt" style:font-style-asian="normal" style:font-size-complex="12pt" style:font-style-complex="normal"/>
    </style:style>
    <style:style style:name="P46" style:family="paragraph" style:parent-style-name="Tableau_20_libellé">
      <style:text-properties officeooo:rsid="01bd5a43" officeooo:paragraph-rsid="01bd5a43"/>
    </style:style>
    <style:style style:name="P47" style:family="paragraph" style:parent-style-name="Tableau_20_libellé">
      <style:text-properties officeooo:rsid="01bd5a43" officeooo:paragraph-rsid="01dd86ee"/>
    </style:style>
    <style:style style:name="P48" style:family="paragraph" style:parent-style-name="Tableau_20_libellé">
      <style:text-properties officeooo:rsid="023a6a4b" officeooo:paragraph-rsid="023a6a4b"/>
    </style:style>
    <style:style style:name="P49" style:family="paragraph" style:parent-style-name="Tableau_20_valeur">
      <style:text-properties officeooo:rsid="023a6a4b"/>
    </style:style>
    <style:style style:name="P50" style:family="paragraph" style:parent-style-name="Tableau_20_valeur">
      <style:text-properties officeooo:rsid="023a6a4b" officeooo:paragraph-rsid="00d45f0f"/>
    </style:style>
    <style:style style:name="P51" style:family="paragraph" style:parent-style-name="Tableau_20_valeur">
      <style:text-properties officeooo:rsid="023a6a4b" officeooo:paragraph-rsid="0132f39a"/>
    </style:style>
    <style:style style:name="P52" style:family="paragraph" style:parent-style-name="Tableau_20_valeur">
      <style:text-properties officeooo:rsid="00af52be" officeooo:paragraph-rsid="00ba022c"/>
    </style:style>
    <style:style style:name="P53" style:family="paragraph" style:parent-style-name="Tableau_20_valeur">
      <style:text-properties officeooo:rsid="00af52be" officeooo:paragraph-rsid="00bdf55e"/>
    </style:style>
    <style:style style:name="P54" style:family="paragraph" style:parent-style-name="Tableau_20_valeur">
      <style:text-properties officeooo:rsid="00af52be" officeooo:paragraph-rsid="0148b714"/>
    </style:style>
    <style:style style:name="P55" style:family="paragraph" style:parent-style-name="Tableau_20_valeur">
      <style:text-properties officeooo:rsid="00cb21d1" officeooo:paragraph-rsid="00cb21d1"/>
    </style:style>
    <style:style style:name="P56" style:family="paragraph" style:parent-style-name="Tableau_20_valeur">
      <style:text-properties officeooo:paragraph-rsid="00d45f0f"/>
    </style:style>
    <style:style style:name="P57" style:family="paragraph" style:parent-style-name="Tableau_20_valeur">
      <style:text-properties officeooo:paragraph-rsid="00e88963"/>
    </style:style>
    <style:style style:name="P58" style:family="paragraph" style:parent-style-name="Tableau_20_valeur">
      <style:text-properties officeooo:rsid="00f33a3e" officeooo:paragraph-rsid="00f33a3e"/>
    </style:style>
    <style:style style:name="P59" style:family="paragraph" style:parent-style-name="Tableau_20_valeur">
      <style:text-properties officeooo:paragraph-rsid="00fb754c"/>
    </style:style>
    <style:style style:name="P60" style:family="paragraph" style:parent-style-name="Tableau_20_valeur">
      <style:text-properties officeooo:rsid="00ff61f7" officeooo:paragraph-rsid="00ff61f7"/>
    </style:style>
    <style:style style:name="P61" style:family="paragraph" style:parent-style-name="Tableau_20_valeur">
      <style:text-properties officeooo:rsid="01b9654b" officeooo:paragraph-rsid="01b9654b"/>
    </style:style>
    <style:style style:name="P62" style:family="paragraph" style:parent-style-name="Tableau_20_valeur">
      <style:text-properties officeooo:rsid="01ba1d3b" officeooo:paragraph-rsid="01ba1d3b"/>
    </style:style>
    <style:style style:name="P63" style:family="paragraph" style:parent-style-name="Tableau_20_valeur">
      <style:text-properties officeooo:rsid="01bf28e6" officeooo:paragraph-rsid="01bf28e6"/>
    </style:style>
    <style:style style:name="P64" style:family="paragraph" style:parent-style-name="Tableau_20_valeur">
      <style:text-properties officeooo:rsid="01bf28e6" officeooo:paragraph-rsid="01dd86ee"/>
    </style:style>
    <style:style style:name="P65" style:family="paragraph" style:parent-style-name="Tableau_20_valeur">
      <style:text-properties officeooo:rsid="0239e136" officeooo:paragraph-rsid="0239e136"/>
    </style:style>
    <style:style style:name="P66" style:family="paragraph" style:parent-style-name="Titre_20_document">
      <style:text-properties officeooo:rsid="00ce21da"/>
    </style:style>
    <style:style style:name="P67" style:family="paragraph" style:parent-style-name="Titre_20_document">
      <style:paragraph-properties fo:text-align="start" style:justify-single-word="false"/>
      <style:text-properties fo:font-size="14pt" officeooo:paragraph-rsid="01efa325" style:font-size-asian="14pt" style:font-size-complex="14pt"/>
    </style:style>
    <style:style style:name="P68" style:family="paragraph" style:parent-style-name="Titre_20_document">
      <style:paragraph-properties fo:text-align="start" style:justify-single-word="false"/>
      <style:text-properties fo:font-size="14pt" officeooo:paragraph-rsid="01f18a8b" style:font-size-asian="14pt" style:font-size-complex="14pt"/>
    </style:style>
    <style:style style:name="P69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1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2" style:family="paragraph" style:parent-style-name="Tableau_20_libellé">
      <style:text-properties officeooo:rsid="02925bfd" officeooo:paragraph-rsid="02925bfd"/>
    </style:style>
    <style:style style:name="P73" style:family="paragraph" style:parent-style-name="Tableau_20_valeur">
      <style:text-properties officeooo:rsid="00bdf55e" officeooo:paragraph-rsid="02925bfd"/>
    </style:style>
    <style:style style:name="P74" style:family="paragraph" style:parent-style-name="Titre_20_Action" style:list-style-name="numerotation_20_pst">
      <style:paragraph-properties fo:margin-left="1cm" fo:margin-right="0cm" fo:text-indent="0cm" style:auto-text-indent="false"/>
      <style:text-properties officeooo:paragraph-rsid="005056cc"/>
    </style:style>
    <style:style style:name="P75" style:family="paragraph" style:parent-style-name="Titre_20_OO" style:list-style-name="numerotation_20_pst">
      <style:paragraph-properties fo:margin-left="1cm" fo:margin-right="0cm" fo:text-indent="0cm" style:auto-text-indent="false"/>
      <style:text-properties officeooo:paragraph-rsid="00423794"/>
    </style:style>
    <style:style style:name="P76" style:family="paragraph" style:parent-style-name="Titre_20_OS" style:list-style-name="numerotation_20_pst">
      <style:paragraph-properties fo:margin-left="1cm" fo:margin-right="0cm" fo:text-indent="0cm" style:auto-text-indent="false"/>
      <style:text-properties officeooo:paragraph-rsid="00410c4e"/>
    </style:style>
    <style:style style:name="P77" style:family="paragraph" style:parent-style-name="Titre_20_Sous-Action" style:list-style-name="numerotation_20_pst">
      <style:paragraph-properties fo:margin-left="1cm" fo:margin-right="0cm" fo:text-indent="0cm" style:auto-text-indent="false"/>
      <style:text-properties officeooo:paragraph-rsid="0132f39a"/>
    </style:style>
    <style:style style:name="P78" style:family="paragraph" style:parent-style-name="Titre_20_Sous-Action" style:list-style-name="numerotation_20_pst">
      <style:paragraph-properties fo:margin-left="1cm" fo:margin-right="0cm" fo:text-indent="0cm" style:auto-text-indent="false"/>
    </style:style>
    <style:style style:name="P79" style:family="paragraph" style:parent-style-name="Titre_20_Sous-Tache" style:list-style-name=""/>
    <style:style style:name="P80" style:family="paragraph" style:parent-style-name="Titre_20_Tache" style:list-style-name="numerotation_20_pst">
      <style:paragraph-properties fo:margin-left="1cm" fo:margin-right="0cm" fo:text-indent="0cm" style:auto-text-indent="false"/>
      <style:text-properties officeooo:paragraph-rsid="0148b714"/>
    </style:style>
    <style:style style:name="P8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8d5286"/>
    </style:style>
    <style:style style:name="T2" style:family="text">
      <style:text-properties officeooo:rsid="0092df9d"/>
    </style:style>
    <style:style style:name="T3" style:family="text">
      <style:text-properties officeooo:rsid="0093b983"/>
    </style:style>
    <style:style style:name="T4" style:family="text">
      <style:text-properties officeooo:rsid="0094cd82"/>
    </style:style>
    <style:style style:name="T5" style:family="text">
      <style:text-properties officeooo:rsid="0095e930"/>
    </style:style>
    <style:style style:name="T6" style:family="text">
      <style:text-properties officeooo:rsid="00af52be"/>
    </style:style>
    <style:style style:name="T7" style:family="text">
      <style:text-properties officeooo:rsid="00d19763"/>
    </style:style>
    <style:style style:name="T8" style:family="text">
      <style:text-properties officeooo:rsid="012a4b8c"/>
    </style:style>
    <style:style style:name="T9" style:family="text">
      <style:text-properties style:font-name="Verdana" fo:font-size="10pt" fo:font-weight="bold" officeooo:rsid="00ff61f7" style:font-size-asian="10pt" style:font-weight-asian="bold" style:font-size-complex="10pt" style:font-weight-complex="bold"/>
    </style:style>
    <style:style style:name="T10" style:family="text">
      <style:text-properties officeooo:rsid="018c7c00"/>
    </style:style>
    <style:style style:name="T11" style:family="text">
      <style:text-properties officeooo:rsid="01b15382"/>
    </style:style>
    <style:style style:name="T12" style:family="text">
      <style:text-properties officeooo:rsid="01c15129"/>
    </style:style>
    <style:style style:name="T13" style:family="text">
      <style:text-properties officeooo:rsid="0239e136"/>
    </style:style>
    <style:style style:name="T14" style:family="text">
      <style:text-properties officeooo:rsid="023a6a4b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text:text-input text:description="">"PST %s" % (context.portal_type=='projectspace' and context.Description() or '')</text:text-input></text:p>
      <text:p text:style-name="P5"/>
      <text:section text:style-name="Sect1" text:name="Section titre dashboard">
        <text:p text:style-name="P5"><office:annotation loext:resolved="false"><dc:creator>sge</dc:creator><dc:date>2016-09-30T08:52:17</dc:date><text:p text:style-name="P81">do section- if view.is_dashboard()</text:p></office:annotation><office:annotation loext:resolved="false"><dc:creator>sge</dc:creator><dc:date>2016-09-30T09:15:47</dc:date><text:p text:style-name="P81">do text if view.uids_to_objs(brains)</text:p></office:annotation><text:span text:style-name="T2">brains (cette ligne sera enlevée)</text:span></text:p>
        <text:p text:style-name="P22"><office:annotation loext:resolved="false"><dc:creator>sge </dc:creator><dc:date>2013-10-18T14:28:03</dc:date><text:p text:style-name="P81">do text if context.getPortalTypeName()=='pstprojectspace'</text:p></office:annotation><text:span text:style-name="T3">Sélection d’</text:span>objectif<text:span text:style-name="T3">s</text:span> stratégique<text:span text:style-name="T3">s</text:span></text:p>
        <text:p text:style-name="P22"><office:annotation loext:resolved="false"><dc:creator>sge </dc:creator><dc:date>2013-10-18T14:28:03</dc:date><text:p text:style-name="P81">do text if context.getPortalTypeName()=='strategicobjective'</text:p></office:annotation><text:span text:style-name="T3">Sélection d’</text:span>objectif<text:span text:style-name="T3">s</text:span> opérationnel<text:span text:style-name="T3">s</text:span></text:p>
        <text:p text:style-name="P22"><office:annotation loext:resolved="false"><dc:creator>sge </dc:creator><dc:date>2013-10-18T14:28:03</dc:date><text:p text:style-name="P81">do text if context.getPortalTypeName()=='operationalobjective'</text:p></office:annotation><text:span text:style-name="T4">Sélection d’</text:span>action<text:span text:style-name="T4">s</text:span></text:p>
        <text:p text:style-name="P67"><office:annotation loext:resolved="false"><dc:creator>sge </dc:creator><dc:date>2013-10-18T14:28:03</dc:date><text:p text:style-name="P81">do text if context.getPortalTypeName()=='action'</text:p></office:annotation>Sélection de sous-actions</text:p>
      </text:section>
      <text:section text:style-name="Sect1" text:name="Section titre normal">
        <text:p text:style-name="Titre_20_document_20_1"><office:annotation loext:resolved="false"><dc:creator>sge</dc:creator><dc:date>2016-09-30T09:21:26</dc:date><text:p text:style-name="P81">do section- if not view.is_dashboard()</text:p></office:annotation><office:annotation loext:resolved="false"><dc:creator>sge </dc:creator><dc:date>2013-10-18T14:28:03</dc:date><text:p text:style-name="P81">do text if context.getPortalTypeName()=='strategicobjective'</text:p></office:annotation><text:span text:style-name="T5">Fiche d’un </text:span>objectif stratégique</text:p>
        <text:p text:style-name="P23"><office:annotation loext:resolved="false"><dc:creator>sge </dc:creator><dc:date>2013-10-18T14:28:03</dc:date><text:p text:style-name="P81">do text if context.getPortalTypeName()=='operationalobjective'</text:p></office:annotation><text:span text:style-name="T5">Fiche d’un </text:span>objectif opérationnel</text:p>
        <text:p text:style-name="P23"><office:annotation loext:resolved="false"><dc:creator>sge </dc:creator><dc:date>2013-10-18T14:28:03</dc:date><text:p text:style-name="P81">do text if context.getPortalTypeName()=='pstaction'</text:p></office:annotation><text:span text:style-name="T5">Fiche d’une </text:span>action</text:p>
        <text:p text:style-name="P68"><office:annotation loext:resolved="false"><dc:creator>sge </dc:creator><dc:date>2013-10-18T14:28:03</dc:date><text:p text:style-name="P81">do text if context.getPortalTypeName()=='pstsubaction'</text:p></office:annotation>Fiche d'une sous-action</text:p>
      </text:section>
      <text:p text:style-name="P5"/>
      <text:p text:style-name="P5"/>
      <text:section text:style-name="Sect1" text:name="Section table mat">
        <text:p text:style-name="P12"><office:annotation loext:resolved="false"><dc:creator>sge</dc:creator><dc:date>2016-09-29T15:09:49</dc:date><text:p text:style-name="P81">do section- if context.getPortalTypeName()=='pstprojectspace' or view.is_dashboard()</text:p></office:annotation></text:p>
        <text:table-of-content text:style-name="Sect2" text:protected="true" text:name="Table des matières1">
          <text:table-of-content-source text:outline-level="3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 text:style-name="Couleur_20_niv_20_1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 text:style-name="Couleur_20_niv_20_2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 text:style-name="Couleur_20_niv_20_3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 text:style-name="Couleur_20_niv_20_4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 text:style-name="Couleur_20_niv_20_5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index-source-styles text:outline-level="1">
              <text:index-source-style text:style-name="Titre_20_OS"/>
            </text:index-source-styles>
            <text:index-source-styles text:outline-level="2">
              <text:index-source-style text:style-name="Titre_20_OO"/>
            </text:index-source-styles>
            <text:index-source-styles text:outline-level="3">
              <text:index-source-style text:style-name="Titre_20_Action"/>
            </text:index-source-styles>
            <text:index-source-styles text:outline-level="4">
              <text:index-source-style text:style-name="Titre_20_Sous-Action"/>
            </text:index-source-styles>
            <text:index-source-styles text:outline-level="5">
              <text:index-source-style text:style-name="Titre_20_Tache"/>
            </text:index-source-styles>
          </text:table-of-content-source>
          <text:index-body>
            <text:index-title text:style-name="Sect2" text:name="Table des matières1_Head">
              <text:p text:style-name="Contents_20_Heading">Table des matières</text:p>
            </text:index-title>
            <text:p text:style-name="P69"><text:a xlink:type="simple" xlink:href="#__RefHeading___Toc781_1946196899" text:style-name="Index_20_Link" text:visited-style-name="Index_20_Link"><text:span text:style-name="Couleur_20_niv_20_1">1. </text:span>so.Title()<text:tab/>2</text:a></text:p>
            <text:p text:style-name="P70"><text:a xlink:type="simple" xlink:href="#__RefHeading___Toc783_1946196899" text:style-name="Index_20_Link" text:visited-style-name="Index_20_Link"><text:span text:style-name="Couleur_20_niv_20_2">1.1. </text:span>oo.Title()<text:tab/>2</text:a></text:p>
            <text:p text:style-name="P71"><text:a xlink:type="simple" xlink:href="#__RefHeading___Toc785_1946196899" text:style-name="Index_20_Link" text:visited-style-name="Index_20_Link"><text:span text:style-name="Couleur_20_niv_20_3">1.1.1. </text:span>act.Title()<text:tab/>2</text:a></text:p>
          </text:index-body>
        </text:table-of-content>
        <text:p text:style-name="P12"/>
      </text:section>
      <text:p text:style-name="P2"/>
      <text:section text:style-name="Sect2" text:name="Section init">
        <text:p text:style-name="P5"><office:annotation loext:resolved="false"><dc:creator>bleybaert</dc:creator><dc:date>2020-02-07T16:20:59.908822151</dc:date><meta:creator-initials>ble</meta:creator-initials><text:p text:style-name="P81">do section- with a=view.init_hv()</text:p></office:annotation></text:p>
        <text:section text:style-name="Sect1" text:name="Section OS">
          <text:p text:style-name="P10"/>
          <text:p text:style-name="P11"><office:annotation loext:resolved="false"><dc:creator>sge</dc:creator><dc:date>2016-09-05T15:40:08</dc:date><text:p text:style-name="P81">do section- for so in view.getStrategicObjectives(skip_states=view.skip_states())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table:style-name="Tableau2.A1" table:number-columns-spanned="2" office:value-type="string">
                <text:list xml:id="list1257986442" text:style-name="numerotation_20_pst">
                  <text:list-item>
                    <text:h text:style-name="P76" text:outline-level="1"><text:bookmark-start text:name="__RefHeading___Toc781_1946196899"/><office:annotation loext:resolved="false"><dc:creator>sge</dc:creator><dc:date>2016-09-02T14:45:56</dc:date><text:p text:style-name="P81">do table with so_v=view.getDGHV(so)</text:p></office:annotation><text:text-input text:description="">so.Title()</text:text-input><text:bookmark-end text:name="__RefHeading___Toc781_1946196899"/></text:h>
                  </text:list-item>
                </text:list>
              </table:table-cell>
              <table:covered-table-cell/>
            </table:table-row>
            <table:table-row>
              <table:table-cell table:style-name="Tableau2.A2" office:value-type="string">
                <text:p text:style-name="P18"><office:annotation loext:resolved="false"><dc:creator>sge </dc:creator><dc:date>2013-10-21T23:36:44</dc:date><text:p text:style-name="P81">do row if view.keep_field('so', 'description_rich') and so_v.get_value('description_rich')</text:p></office:annotation>Description</text:p>
              </table:table-cell>
              <table:table-cell table:style-name="Tableau2.B2" office:value-type="string">
                <text:p text:style-name="P58"><office:annotation loext:resolved="false"><dc:creator>sge </dc:creator><dc:date>2013-10-21T23:36:08</dc:date><text:p text:style-name="P81">do text</text:p><text:p text:style-name="P81">from so_v.render_xhtml('description_rich')</text:p></office:annotation>champ description</text:p>
              </table:table-cell>
            </table:table-row>
            <table:table-row>
              <table:table-cell table:style-name="Tableau2.A3" office:value-type="string">
                <text:p text:style-name="P15"><office:annotation loext:resolved="false"><dc:creator>sge </dc:creator><dc:date>2013-10-18T15:09:03</dc:date><text:p text:style-name="P81">do row if view.keep_field('so', 'categories') and hasattr(so, 'categories') and so.categories</text:p></office:annotation><text:span text:style-name="T7">Catégorie</text:span></text:p>
              </table:table-cell>
              <table:table-cell table:style-name="Tableau2.B3" office:value-type="string">
                <text:p text:style-name="Tableau_20_valeur"><text:text-input text:description="">so_v.display_voc('categories')</text:text-input></text:p>
              </table:table-cell>
            </table:table-row>
            <table:table-row>
              <table:table-cell table:style-name="Tableau2.A3" office:value-type="string">
                <text:p text:style-name="P15"><office:annotation loext:resolved="false"><dc:creator>sge </dc:creator><dc:date>2013-10-22T08:07:38</dc:date><text:p text:style-name="P81">do row if view.keep_field('so', 'budget') and so.budget</text:p></office:annotation>Budget propre</text:p>
              </table:table-cell>
              <table:table-cell table:style-name="Tableau2.B3" office:value-type="string">
                <text:p text:style-name="Tableau_20_valeur"><office:annotation loext:resolved="false"><dc:creator>sge </dc:creator><dc:date>2013-10-22T08:04:18</dc:date><text:p text:style-name="P81">do text</text:p><text:p text:style-name="P81">from xhtml(so_v.getOwnBudget())</text:p></office:annotation>champ budget</text:p>
              </table:table-cell>
            </table:table-row>
            <table:table-row>
              <table:table-cell table:style-name="Tableau2.A3" office:value-type="string">
                <text:p text:style-name="P15"><office:annotation loext:resolved="false"><dc:creator>sge </dc:creator><dc:date>2013-10-22T08:07:05</dc:date><text:p text:style-name="P81">do row if view.keep_field('so', 'budget_comments') and so_v.get_value('budget_comments')</text:p></office:annotation>Commentaires budget</text:p>
              </table:table-cell>
              <table:table-cell table:style-name="Tableau2.B3" office:value-type="string">
                <text:p text:style-name="Tableau_20_valeur"><office:annotation loext:resolved="false"><dc:creator>sge</dc:creator><dc:date>2016-09-02T14:57:56</dc:date><text:p text:style-name="P81">do text</text:p><text:p text:style-name="P81">from so_v.render_xhtml('budget_comments')</text:p></office:annotation>champ commentaires budget</text:p>
              </table:table-cell>
            </table:table-row>
            <table:table-row>
              <table:table-cell table:style-name="Tableau2.A3" office:value-type="string">
                <text:p text:style-name="P15"><office:annotation loext:resolved="false"><dc:creator>sge </dc:creator><dc:date>2013-10-28T14:48:50</dc:date><text:p text:style-name="P81">do row if view.keep_field('oo', 'budget') and so_v.hasChildrenBudget(obj=so)</text:p></office:annotation>Budget des sous-éléments</text:p>
              </table:table-cell>
              <table:table-cell table:style-name="Tableau2.B3" office:value-type="string">
                <text:p text:style-name="Tableau_20_valeur"><office:annotation loext:resolved="false"><dc:creator>sge </dc:creator><dc:date>2013-10-22T08:10:12</dc:date><text:p text:style-name="P81">do text</text:p><text:p text:style-name="P81">from xhtml(so_v.getChildrenBudget())</text:p></office:annotation>widget des sous-éléments</text:p>
              </table:table-cell>
            </table:table-row>
            <table:table-row>
              <table:table-cell table:style-name="Tableau2.A3" office:value-type="string">
                <text:p text:style-name="P15"><office:annotation loext:resolved="false"><dc:creator>sge </dc:creator><dc:date>2013-10-21T23:41:38</dc:date><text:p text:style-name="P81">do row if view.keep_field('so', 'observation') and so_v.get_value('observation')</text:p></office:annotation>Constat</text:p>
              </table:table-cell>
              <table:table-cell table:style-name="Tableau2.B3" office:value-type="string">
                <text:p text:style-name="Tableau_20_valeur"><office:annotation loext:resolved="false"><dc:creator>sge</dc:creator><dc:date>2016-09-02T15:30:52</dc:date><text:p text:style-name="P81">do text</text:p><text:p text:style-name="P81">from so_v.render_xhtml('observation')</text:p></office:annotation>champ constat</text:p>
              </table:table-cell>
            </table:table-row>
            <table:table-row>
              <table:table-cell table:style-name="Tableau2.A3" office:value-type="string">
                <text:p text:style-name="P17"><office:annotation loext:resolved="false"><dc:creator>sge</dc:creator><dc:date>2017-01-12T10:45:16</dc:date><text:p text:style-name="P81">do row if view.keep_field('so', 'comments') and so_v.get_value('comments')</text:p></office:annotation>Commentaire</text:p>
              </table:table-cell>
              <table:table-cell table:style-name="Tableau2.B3" office:value-type="string">
                <text:p text:style-name="P55"><office:annotation loext:resolved="false"><dc:creator>sge</dc:creator><dc:date>2017-01-12T10:45:51</dc:date><text:p text:style-name="P81">do text</text:p><text:p text:style-name="P81">from so_v.render_xhtml('comments')</text:p></office:annotation><text:span text:style-name="T13">c</text:span>hamp commentaires</text:p>
              </table:table-cell>
            </table:table-row>
            <table:table-row>
              <table:table-cell table:style-name="Tableau2.A3" office:value-type="string">
                <text:p text:style-name="P21"><office:annotation loext:resolved="false"><dc:creator>sge </dc:creator><dc:date>2013-10-18T15:09:03</dc:date><text:p text:style-name="P81">do row if view.keep_field('so', 'plan') and hasattr(so, 'plan') and so.plan</text:p></office:annotation>Plan</text:p>
              </table:table-cell>
              <table:table-cell table:style-name="Tableau2.B3" office:value-type="string">
                <text:p text:style-name="P65"><text:text-input text:description="">so_v.display_voc('plan')</text:text-input></text:p>
              </table:table-cell>
            </table:table-row>
          </table:table>
          <text:p text:style-name="P3"/>
          <text:section text:style-name="Sect1" text:name="Section OO">
            <text:p text:style-name="P12"><office:annotation loext:resolved="false"><dc:creator>sge</dc:creator><dc:date>2016-09-05T15:17:45</dc:date><text:p text:style-name="P81">do section- for oo in view.getOperationalObjectives(so=so, skip_states=view.skip_states())</text:p></office:annotation></text:p>
            <table:table table:name="Tableau1" table:style-name="Tableau1">
              <table:table-column table:style-name="Tableau1.A"/>
              <table:table-column table:style-name="Tableau1.B"/>
              <table:table-row>
                <table:table-cell table:style-name="Tableau1.A1" table:number-columns-spanned="2" office:value-type="string">
                  <text:list xml:id="list155231327189734" text:continue-numbering="true" text:style-name="numerotation_20_pst">
                    <text:list-item>
                      <text:list>
                        <text:list-item>
                          <text:h text:style-name="P75" text:outline-level="2"><text:bookmark-start text:name="__RefHeading___Toc783_1946196899"/><office:annotation loext:resolved="false"><dc:creator>sge</dc:creator><dc:date>2016-09-05T15:20:16</dc:date><text:p text:style-name="P81">do table with oo_v=view.getDGHV(oo)</text:p></office:annotation><text:text-input text:description="">oo.Title()</text:text-input><text:bookmark-end text:name="__RefHeading___Toc783_1946196899"/></text:h>
                        </text:list-item>
                      </text:list>
                    </text:list-item>
                  </text:list>
                </table:table-cell>
                <table:covered-table-cell/>
              </table:table-row>
              <table:table-row>
                <table:table-cell table:style-name="Tableau1.A2" office:value-type="string">
                  <text:p text:style-name="P15"><office:annotation loext:resolved="false"><dc:creator>sge </dc:creator><dc:date>2013-10-21T23:36:44</dc:date><text:p text:style-name="P81">do row if view.keep_field('oo', 'description_rich') and oo.description_rich</text:p></office:annotation>Description</text:p>
                </table:table-cell>
                <table:table-cell table:style-name="Tableau1.B2" office:value-type="string">
                  <text:p text:style-name="Tableau_20_valeur"><office:annotation loext:resolved="false"><dc:creator>sge </dc:creator><dc:date>2013-10-21T23:36:08</dc:date><text:p text:style-name="P81">do text</text:p><text:p text:style-name="P81">from oo_v.render_xhtml('description_rich')</text:p></office:annotation>champ description</text:p>
                </table:table-cell>
              </table:table-row>
              <table:table-row>
                <table:table-cell table:style-name="Tableau1.A3" office:value-type="string">
                  <text:p text:style-name="P15"><office:annotation loext:resolved="false"><dc:creator>sge </dc:creator><dc:date>2013-10-18T15:09:43</dc:date><text:p text:style-name="P81">do row if view.keep_field('oo', 'categories') and hasattr(oo, 'categories') and oo.categories</text:p></office:annotation><text:span text:style-name="T7">Catégorie</text:span></text:p>
                </table:table-cell>
                <table:table-cell table:style-name="Tableau1.B3" office:value-type="string">
                  <text:p text:style-name="Tableau_20_valeur"><text:text-input text:description="">oo_v.display_voc('categories')</text:text-input></text:p>
                </table:table-cell>
              </table:table-row>
              <table:table-row>
                <table:table-cell table:style-name="Tableau1.A3" office:value-type="string">
                  <text:p text:style-name="P15"><office:annotation loext:resolved="false"><dc:creator>fngaha</dc:creator><dc:date>2022-09-01T16:08:15.204986111</dc:date><meta:creator-initials>fngaha</meta:creator-initials><text:p text:style-name="P82"><text:span text:style-name="T15">do row if view.keep_field('oo', 'result_indicator') and oo.result_indicator</text:span></text:p></office:annotation>Indicateur de résultat</text:p>
                </table:table-cell>
                <table:table-cell table:style-name="Tableau1.B3" office:value-type="string">
                  <text:p text:style-name="Tableau_20_valeur"><office:annotation loext:resolved="false"><dc:creator>fngaha</dc:creator><dc:date>2022-09-01T16:08:52.548674384</dc:date><meta:creator-initials>fngaha</meta:creator-initials><text:p text:style-name="P82"><text:span text:style-name="T15">do text</text:span></text:p><text:p text:style-name="P82"><text:span text:style-name="T15">from xhtml(oo_v.display_widget('result_indicator'))</text:span></text:p></office:annotation>result indicator</text:p>
                </table:table-cell>
              </table:table-row>
              <table:table-row>
                <table:table-cell table:style-name="Tableau1.A3" office:value-type="string">
                  <text:p text:style-name="P15"><office:annotation loext:resolved="false"><dc:creator>fngaha</dc:creator><dc:date>2022-09-01T16:14:21.416449222</dc:date><meta:creator-initials>fngaha</meta:creator-initials><text:p text:style-name="P82"><text:span text:style-name="T15">do row if view.keep_field('oo', 'priority') and oo.priority</text:span></text:p></office:annotation>Priorité</text:p>
                </table:table-cell>
                <table:table-cell table:style-name="Tableau1.B3" office:value-type="string">
                  <text:p text:style-name="Tableau_20_valeur"><text:text-input text:description="">oo_v.get_value('priority')</text:text-input></text:p>
                </table:table-cell>
              </table:table-row>
              <table:table-row>
                <table:table-cell table:style-name="Tableau1.A3" office:value-type="string">
                  <text:p text:style-name="P15"><office:annotation loext:resolved="false"><dc:creator>fngaha</dc:creator><dc:date>2022-09-01T16:17:33.135021981</dc:date><meta:creator-initials>fngaha</meta:creator-initials><text:p text:style-name="P82"><text:span text:style-name="T15">do row if view.keep_field('oo', 'planned_end_date') and oo.planned_end_date</text:span></text:p></office:annotation>Échéance</text:p>
                </table:table-cell>
                <table:table-cell table:style-name="Tableau1.B3" office:value-type="string">
                  <text:p text:style-name="Tableau_20_valeur"><text:text-input text:description="">oo_v.display_date('planned_end_date')</text:text-input></text:p>
                </table:table-cell>
              </table:table-row>
              <table:table-row>
                <table:table-cell table:style-name="Tableau1.A3" office:value-type="string">
                  <text:p text:style-name="P15"><office:annotation loext:resolved="false"><dc:creator>fngaha</dc:creator><dc:date>2022-09-01T16:25:41.088381338</dc:date><meta:creator-initials>fngaha</meta:creator-initials><text:p text:style-name="P82"><text:span text:style-name="T15">do row if view.keep_field('oo', 'representative_responsible') and oo.representative_responsible</text:span></text:p></office:annotation>Responsable mandataire</text:p>
                </table:table-cell>
                <table:table-cell table:style-name="Tableau1.B3" office:value-type="string">
                  <text:p text:style-name="Tableau_20_valeur"><text:text-input text:description="">oo_v.display_voc('representative_responsible')</text:text-input></text:p>
                </table:table-cell>
              </table:table-row>
              <table:table-row>
                <table:table-cell table:style-name="Tableau1.A3" office:value-type="string">
                  <text:p text:style-name="P15"><office:annotation loext:resolved="false"><dc:creator>fngaha</dc:creator><dc:date>2022-09-01T16:29:14.257937649</dc:date><meta:creator-initials>fngaha</meta:creator-initials><text:p text:style-name="P82"><text:span text:style-name="T15">do row if view.keep_field('oo', 'administrative_responsible') and oo.administrative_responsible and 'administrative_responsible' not in without_oo_fields</text:span></text:p></office:annotation>Responsable administratif</text:p>
                </table:table-cell>
                <table:table-cell table:style-name="Tableau1.B3" office:value-type="string">
                  <text:p text:style-name="Tableau_20_valeur"><text:text-input text:description="">oo_v.display_voc('administrative_responsible')</text:text-input></text:p>
                </table:table-cell>
              </table:table-row>
              <table:table-row>
                <table:table-cell table:style-name="Tableau1.A3" office:value-type="string">
                  <text:p text:style-name="Tableau_20_libellé"><office:annotation loext:resolved="false"><dc:creator>fngaha</dc:creator><dc:date>2022-09-01T16:30:41.825404742</dc:date><meta:creator-initials>fngaha</meta:creator-initials><text:p text:style-name="P82"><text:span text:style-name="T15">do row if view.keep_field('oo', 'manager') and oo.manager and 'manager' not in without_oo_fields</text:span></text:p></office:annotation>Service gestionnaire</text:p>
                </table:table-cell>
                <table:table-cell table:style-name="Tableau1.B3" office:value-type="string">
                  <text:p text:style-name="Tableau_20_valeur"><text:text-input text:description="">oo_v.display_voc('manager')</text:text-input></text:p>
                </table:table-cell>
              </table:table-row>
              <table:table-row>
                <table:table-cell table:style-name="Tableau1.A3" office:value-type="string">
                  <text:p text:style-name="P15"><office:annotation loext:resolved="false"><dc:creator>sge </dc:creator><dc:date>2013-10-18T15:13:26</dc:date><text:p text:style-name="P81">do row if view.keep_field('oo', 'extra_concerned_people') and oo.extra_concerned_people</text:p></office:annotation>Partenaires</text:p>
                </table:table-cell>
                <table:table-cell table:style-name="Tableau1.B3" office:value-type="string">
                  <text:p text:style-name="Tableau_20_valeur"><office:annotation loext:resolved="false"><dc:creator>sge </dc:creator><dc:date>2013-06-17T12:54:19</dc:date><text:p text:style-name="P81">do text</text:p><text:p text:style-name="P81">from xhtml(oo_v.display_text_as_html('extra_concerned_people'))</text:p></office:annotation>champ extra_concerned_people</text:p>
                </table:table-cell>
              </table:table-row>
              <table:table-row>
                <table:table-cell table:style-name="Tableau1.A3" office:value-type="string">
                  <text:p text:style-name="P19"><office:annotation loext:resolved="false"><dc:creator>fngaha</dc:creator><dc:date>2022-09-01T16:32:25.269479197</dc:date><meta:creator-initials>fngaha</meta:creator-initials><text:p text:style-name="P82"><text:span text:style-name="T15">do row if view.keep_field('oo', 'projection') and oo.projection</text:span></text:p></office:annotation>Projections</text:p>
                </table:table-cell>
                <table:table-cell table:style-name="Tableau1.B3" office:value-type="string">
                  <text:p text:style-name="P61"><office:annotation loext:resolved="false"><dc:creator>fngaha</dc:creator><dc:date>2021-09-20T19:05:07.553726186</dc:date><meta:creator-initials>fngaha</meta:creator-initials><text:p text:style-name="P82">do text if oo.projection</text:p><text:p text:style-name="P82">from xhtml(oo_v.getProjection())</text:p></office:annotation>projection</text:p>
                </table:table-cell>
              </table:table-row>
              <table:table-row>
                <table:table-cell table:style-name="Tableau1.A3" office:value-type="string">
                  <text:p text:style-name="P20"><office:annotation loext:resolved="false"><dc:creator>fngaha</dc:creator><dc:date>2021-09-20T19:04:46.331161479</dc:date><meta:creator-initials>fngaha</meta:creator-initials><text:p text:style-name="P82">do row if view.keep_field('oo', 'analytic_budget') and oo.analytic_budget</text:p></office:annotation>Budget analytique</text:p>
                </table:table-cell>
                <table:table-cell table:style-name="Tableau1.B3" office:value-type="string">
                  <text:p text:style-name="P62"><office:annotation loext:resolved="false"><dc:creator>fngaha</dc:creator><dc:date>2021-09-20T19:04:26.252061030</dc:date><meta:creator-initials>fngaha</meta:creator-initials><text:p text:style-name="P82">do text if oo.analytic_budget</text:p><text:p text:style-name="P82">from xhtml(oo_v.getAnalyticBudget())</text:p></office:annotation>budget analytique</text:p>
                </table:table-cell>
              </table:table-row>
              <table:table-row>
                <table:table-cell table:style-name="Tableau1.A3" office:value-type="string">
                  <text:p text:style-name="P15"><office:annotation loext:resolved="false"><dc:creator>fngaha</dc:creator><dc:date>2022-09-01T16:36:28.040844307</dc:date><meta:creator-initials>fngaha</meta:creator-initials><text:p text:style-name="P82"><text:span text:style-name="T15">do row if view.keep_field('oo', 'budget') and oo.budget</text:span></text:p></office:annotation>Budget propre</text:p>
                </table:table-cell>
                <table:table-cell table:style-name="Tableau1.B3" office:value-type="string">
                  <text:p text:style-name="Tableau_20_valeur"><office:annotation loext:resolved="false"><dc:creator>sge </dc:creator><dc:date>2013-06-17T12:34:05</dc:date><text:p text:style-name="P81">do text if oo.budget</text:p><text:p text:style-name="P81">from xhtml(oo_v.getOwnBudget())</text:p></office:annotation>champ budget</text:p>
                </table:table-cell>
              </table:table-row>
              <table:table-row>
                <table:table-cell table:style-name="Tableau1.A3" office:value-type="string">
                  <text:p text:style-name="P15"><office:annotation loext:resolved="false"><dc:creator>sge </dc:creator><dc:date>2013-10-18T15:28:43</dc:date><text:p text:style-name="P81">do row if view.keep_field('oo', 'budget_comments') and oo_v.get_value('budget_comments')</text:p></office:annotation>Commentaires budget</text:p>
                </table:table-cell>
                <table:table-cell table:style-name="Tableau1.B3" office:value-type="string">
                  <text:p text:style-name="Tableau_20_valeur"><office:annotation loext:resolved="false"><dc:creator>sge </dc:creator><dc:date>2013-09-18T13:03:01</dc:date><text:p text:style-name="P81">do text</text:p><text:p text:style-name="P81">from oo_v.render_xhtml('budget_comments')</text:p></office:annotation>champ budget_comments</text:p>
                </table:table-cell>
              </table:table-row>
              <table:table-row>
                <table:table-cell table:style-name="Tableau1.A3" office:value-type="string">
                  <text:p text:style-name="P15"><office:annotation loext:resolved="false"><dc:creator>sge </dc:creator><dc:date>2013-10-28T14:32:32</dc:date><text:p text:style-name="P81">do row if view.keep_field('oo', 'budget') and oo_v.hasChildrenBudget(obj=oo)</text:p></office:annotation>Budget des actions</text:p>
                </table:table-cell>
                <table:table-cell table:style-name="Tableau1.B3" office:value-type="string">
                  <text:p text:style-name="Tableau_20_valeur"><office:annotation loext:resolved="false"><dc:creator>sge </dc:creator><dc:date>2013-09-18T11:38:33</dc:date><text:p text:style-name="P81">do text</text:p><text:p text:style-name="P81">from xhtml(oo_v.getChildrenBudget())</text:p></office:annotation>widget budget des sous-éléments</text:p>
                </table:table-cell>
              </table:table-row>
              <table:table-row>
                <table:table-cell table:style-name="Tableau1.A3" office:value-type="string">
                  <text:p text:style-name="P15"><office:annotation loext:resolved="false"><dc:creator>sge </dc:creator><dc:date>2013-10-21T23:41:38</dc:date><text:p text:style-name="P81">do row if view.keep_field('oo', 'observation') and oo_v.get_value('observation')</text:p></office:annotation>Constat</text:p>
                </table:table-cell>
                <table:table-cell table:style-name="Tableau1.B3" office:value-type="string">
                  <text:p text:style-name="Tableau_20_valeur"><office:annotation loext:resolved="false"><dc:creator>sge </dc:creator><dc:date>2013-10-21T23:41:16</dc:date><text:p text:style-name="P81">do text</text:p><text:p text:style-name="P81">from oo_v.render_xhtml('observation')</text:p></office:annotation>champ observation</text:p>
                </table:table-cell>
              </table:table-row>
              <table:table-row>
                <table:table-cell table:style-name="Tableau1.A3" office:value-type="string">
                  <text:p text:style-name="P15"><office:annotation loext:resolved="false"><dc:creator>sge </dc:creator><dc:date>2013-10-18T15:32:49</dc:date><text:p text:style-name="P81">do row if view.keep_field('oo', 'comments') and oo_v.get_value('comments')</text:p></office:annotation>Commentaires</text:p>
                </table:table-cell>
                <table:table-cell table:style-name="Tableau1.B3" office:value-type="string">
                  <text:p text:style-name="Tableau_20_valeur"><office:annotation loext:resolved="false"><dc:creator>sge </dc:creator><dc:date>2013-06-17T13:13:51</dc:date><text:p text:style-name="P81">do text</text:p><text:p text:style-name="P81">from oo_v.render_xhtml('comments')</text:p></office:annotation>champ comments</text:p>
                </table:table-cell>
              </table:table-row>
              <table:table-row>
                <table:table-cell table:style-name="Tableau1.A3" office:value-type="string">
                  <text:p text:style-name="P16"><office:annotation loext:resolved="false"><dc:creator>bleybaert</dc:creator><dc:date>2020-01-28T10:33:40.092793536</dc:date><meta:creator-initials>ble</meta:creator-initials><text:p text:style-name="P81">do row if hasattr(oo,'sdgs') and view.keep_field('oo', 'sdgs') and oo.sdgs</text:p></office:annotation>O.D.D.</text:p>
                </table:table-cell>
                <table:table-cell table:style-name="Tableau1.B3" office:value-type="string">
                  <text:p text:style-name="P60"><text:text-input text:description="">oo_v.display_voc('sdgs')</text:text-input></text:p>
                </table:table-cell>
              </table:table-row>
              <table:table-row>
                <table:table-cell table:style-name="Tableau1.A3" office:value-type="string">
                  <text:p text:style-name="P15"><office:annotation loext:resolved="false"><dc:creator>sge </dc:creator><dc:date>2013-10-18T15:09:43</dc:date><text:p text:style-name="P81">do row if view.keep_field('oo', 'plan') and hasattr(oo, 'plan') and oo.plan</text:p></office:annotation><text:span text:style-name="T14">Plan</text:span></text:p>
                </table:table-cell>
                <table:table-cell table:style-name="Tableau1.B3" office:value-type="string">
                  <text:p text:style-name="P49"><text:text-input text:description="">oo_v.display_voc('plan')</text:text-input></text:p>
                </table:table-cell>
              </table:table-row>
            </table:table>
            <text:p text:style-name="P2"/>
            <text:section text:style-name="Sect1" text:name="Section Action">
              <text:p text:style-name="P12"><office:annotation loext:resolved="false"><dc:creator>sge</dc:creator><dc:date>2016-09-06T13:10:29</dc:date><text:p text:style-name="P81">do section- for act in view.getActions(oo=oo, skip_states=view.skip_states())</text:p></office:annotation></text:p>
              <table:table table:name="Tableau14" table:style-name="Tableau14">
                <table:table-column table:style-name="Tableau14.A"/>
                <table:table-column table:style-name="Tableau14.B"/>
                <table:table-row>
                  <table:table-cell table:style-name="Tableau14.A1" table:number-columns-spanned="2" office:value-type="string">
                    <text:list xml:id="list155231504919314" text:continue-numbering="true" text:style-name="numerotation_20_pst">
                      <text:list-item>
                        <text:list>
                          <text:list-item>
                            <text:list>
                              <text:list-item>
                                <text:h text:style-name="P74" text:outline-level="3"><text:bookmark-start text:name="__RefHeading___Toc785_1946196899"/><office:annotation loext:resolved="false"><dc:creator>sge</dc:creator><dc:date>2016-09-06T13:13:34</dc:date><text:p text:style-name="P81">do table with act_v=view.getDGHV(act)</text:p></office:annotation><text:text-input text:description="">act.Title()</text:text-input><text:bookmark-end text:name="__RefHeading___Toc785_1946196899"/></text:h>
                              </text:list-item>
                            </text:list>
                          </text:list-item>
                        </text:list>
                      </text:list-item>
                    </text:list>
                  </table:table-cell>
                  <table:covered-table-cell/>
                </table:table-row>
                <text:soft-page-break/>
                <table:table-row>
                  <table:table-cell table:style-name="Tableau14.A2" office:value-type="string">
                    <text:p text:style-name="Tableau_20_libellé"><office:annotation loext:resolved="false"><dc:creator>sge </dc:creator><dc:date>2013-10-21T23:29:43</dc:date><text:p text:style-name="P81">do row if view.keep_field('ac', 'description_rich') and act_v.get_value('description_rich')</text:p></office:annotation>Description</text:p>
                  </table:table-cell>
                  <table:table-cell table:style-name="Tableau14.B2" office:value-type="string">
                    <text:p text:style-name="Tableau_20_valeur"><office:annotation loext:resolved="false"><dc:creator>sge </dc:creator><dc:date>2013-10-21T23:27:35</dc:date><text:p text:style-name="P81">do text</text:p><text:p text:style-name="P81">from act_v.render_xhtml('description_rich')</text:p></office:annotation>champ description</text:p>
                  </table:table-cell>
                </table:table-row>
                <table:table-row>
                  <table:table-cell table:style-name="Tableau14.A3" office:value-type="string">
                    <text:p text:style-name="P30"><office:annotation loext:resolved="false"><dc:creator>sge </dc:creator><dc:date>2013-10-18T15:09:43</dc:date><text:p text:style-name="P81">do row if view.keep_field('ac', 'categories') and hasattr(act, 'categories') and act.categories</text:p></office:annotation>Catégorie</text:p>
                  </table:table-cell>
                  <table:table-cell table:style-name="Tableau14.B3" office:value-type="string">
                    <text:p text:style-name="P56"><text:text-input text:description="">act_v.display_voc('categories')</text:text-input></text:p>
                  </table:table-cell>
                </table:table-row>
                <table:table-row>
                  <table:table-cell table:style-name="Tableau14.A3" office:value-type="string">
                    <text:p text:style-name="P34"><office:annotation loext:resolved="false"><dc:creator>fngaha</dc:creator><dc:date>2022-09-01T16:59:35.726101169</dc:date><meta:creator-initials>fngaha</meta:creator-initials><text:p text:style-name="P82"><text:span text:style-name="T15">do row if view.keep_field('ac', 'result_indicator') and act.result_indicator</text:span></text:p></office:annotation>I<text:span text:style-name="T8">n</text:span>dicateur de résultat</text:p>
                  </table:table-cell>
                  <table:table-cell table:style-name="Tableau14.B3" office:value-type="string">
                    <text:p text:style-name="P59"><office:annotation loext:resolved="false"><dc:creator>fngaha</dc:creator><dc:date>2022-09-01T17:00:51.257226727</dc:date><meta:creator-initials>fngaha</meta:creator-initials><text:p text:style-name="P82"><text:span text:style-name="T15">do text</text:span></text:p><text:p text:style-name="P82"><text:span text:style-name="T15">from xhtml(act_v.display_widget('result_indicator'))</text:span></text:p></office:annotation>result indicator</text:p>
                  </table:table-cell>
                </table:table-row>
                <table:table-row>
                  <table:table-cell table:style-name="Tableau14.A5" office:value-type="string">
                    <text:p text:style-name="Tableau_20_libellé"><office:annotation loext:resolved="false"><dc:creator>fngaha</dc:creator><dc:date>2022-09-01T17:03:35.577879266</dc:date><meta:creator-initials>fngaha</meta:creator-initials><text:p text:style-name="P82"><text:span text:style-name="T15">do row if view.keep_field('ac', 'planned_end_date') and act.planned_end_date</text:span></text:p></office:annotation>Échéance</text:p>
                  </table:table-cell>
                  <table:table-cell table:style-name="Tableau14.B5" office:value-type="string">
                    <text:p text:style-name="Tableau_20_valeur"><text:text-input text:description="">act_v.display_date('planned_end_date')</text:text-input></text:p>
                  </table:table-cell>
                </table:table-row>
                <table:table-row>
                  <table:table-cell table:style-name="Tableau14.A5" office:value-type="string">
                    <text:p text:style-name="P32"><office:annotation loext:resolved="false"><dc:creator>fngaha</dc:creator><dc:date>2022-09-01T17:05:08.522030903</dc:date><meta:creator-initials>fngaha</meta:creator-initials><text:p text:style-name="P82"><text:span text:style-name="T15">do row if view.keep_field('ac', 'representative_responsible') and act.representative_responsible</text:span></text:p></office:annotation>Responsable mandataire</text:p>
                  </table:table-cell>
                  <table:table-cell table:style-name="Tableau14.B5" office:value-type="string">
                    <text:p text:style-name="P57"><text:text-input text:description="">act_v.display_voc('representative_responsible')</text:text-input></text:p>
                  </table:table-cell>
                </table:table-row>
                <table:table-row>
                  <table:table-cell table:style-name="Tableau14.A5" office:value-type="string">
                    <text:p text:style-name="Tableau_20_libellé"><office:annotation loext:resolved="false"><dc:creator>fngaha</dc:creator><dc:date>2022-09-01T17:06:28.252710889</dc:date><meta:creator-initials>fngaha</meta:creator-initials><text:p text:style-name="P82"><text:span text:style-name="T15">do row if view.keep_field('ac', 'health_indicator') and act.health_indicator</text:span></text:p></office:annotation>Indice de santé</text:p>
                  </table:table-cell>
                  <table:table-cell table:style-name="Tableau14.B5" office:value-type="string">
                    <text:p text:style-name="Tableau_20_valeur"><office:annotation loext:resolved="false"><dc:creator>sge </dc:creator><dc:date>2013-06-17T14:29:33</dc:date><text:p text:style-name="P81">do text</text:p><text:p text:style-name="P81">from xhtml(act_v.formatHealthIndicator())</text:p></office:annotation>champ health_indicator_details</text:p>
                  </table:table-cell>
                </table:table-row>
                <table:table-row>
                  <table:table-cell table:style-name="Tableau14.A5" office:value-type="string">
                    <text:p text:style-name="Tableau_20_libellé"><office:annotation loext:resolved="false"><dc:creator>fngaha</dc:creator><dc:date>2022-09-01T17:13:20.618663925</dc:date><meta:creator-initials>fngaha</meta:creator-initials><text:p text:style-name="P82"><text:span text:style-name="T15">do row if view.keep_field('ac', 'manager') and act.manager</text:span></text:p></office:annotation>Service <text:span text:style-name="T10">gestionnaire</text:span></text:p>
                  </table:table-cell>
                  <table:table-cell table:style-name="Tableau14.B5" office:value-type="string">
                    <text:p text:style-name="Tableau_20_valeur"><text:text-input text:description="">act_v.display_voc('manager')</text:text-input></text:p>
                  </table:table-cell>
                </table:table-row>
                <table:table-row>
                  <table:table-cell table:style-name="Tableau14.A5" office:value-type="string">
                    <text:p text:style-name="P44"><office:annotation loext:resolved="false"><dc:creator>bleybaert</dc:creator><dc:date>2020-02-12T14:12:37.769158588</dc:date><meta:creator-initials>ble</meta:creator-initials><text:p text:style-name="P81">do row if view.keep_field('ac', 'responsible') and act.responsible</text:p></office:annotation>Porteur de l'action</text:p>
                  </table:table-cell>
                  <table:table-cell table:style-name="Tableau14.B5" office:value-type="string">
                    <text:p text:style-name="Tableau_20_valeur"><text:text-input text:description="">act_v.display_voc('responsible')</text:text-input></text:p>
                  </table:table-cell>
                </table:table-row>
                <table:table-row>
                  <table:table-cell table:style-name="Tableau14.A5" office:value-type="string">
                    <text:p text:style-name="Tableau_20_libellé"><office:annotation loext:resolved="false"><dc:creator>sge </dc:creator><dc:date>2013-10-21T23:33:12</dc:date><text:p text:style-name="P81">do row if view.keep_field('ac', 'extra_concerned_people') and act_v.get_value('extra_concerned_people')</text:p></office:annotation>Partenaires</text:p>
                  </table:table-cell>
                  <table:table-cell table:style-name="Tableau14.B5" office:value-type="string">
                    <text:p text:style-name="Tableau_20_valeur"><office:annotation loext:resolved="false"><dc:creator>sge </dc:creator><dc:date>2013-06-17T12:54:19</dc:date><text:p text:style-name="P81">do text</text:p><text:p text:style-name="P81">from xhtml(act_v.display_text_as_html('extra_concerned_people'))</text:p></office:annotation>champ extra_concerned_people</text:p>
                  </table:table-cell>
                </table:table-row>
                <table:table-row>
                  <table:table-cell table:style-name="Tableau14.A5" office:value-type="string">
                    <text:p text:style-name="P46"><office:annotation loext:resolved="false"><dc:creator>fngaha</dc:creator><dc:date>2022-09-01T17:15:32.413398067</dc:date><meta:creator-initials>fngaha</meta:creator-initials><text:p text:style-name="P82"><text:span text:style-name="T15">do row if view.keep_field('ac', 'projection') and act.projection</text:span></text:p></office:annotation>Projections</text:p>
                  </table:table-cell>
                  <table:table-cell table:style-name="Tableau14.B5" office:value-type="string">
                    <text:p text:style-name="P63"><office:annotation loext:resolved="false"><dc:creator>fngaha</dc:creator><dc:date>2021-09-20T19:02:09.193996256</dc:date><meta:creator-initials>fngaha</meta:creator-initials><text:p text:style-name="P82">do text if act.projection</text:p><text:p text:style-name="P82">from xhtml(act_v.getProjection())</text:p></office:annotation>projection</text:p>
                  </table:table-cell>
                </table:table-row>
                <table:table-row>
                  <table:table-cell table:style-name="Tableau14.A5" office:value-type="string">
                    <text:p text:style-name="P46">Budget <office:annotation loext:resolved="false"><dc:creator>fngaha</dc:creator><dc:date>2022-09-01T17:20:03.711239630</dc:date><meta:creator-initials>fngaha</meta:creator-initials><text:p text:style-name="P82"><text:span text:style-name="T15">do row if view.keep_field('ac', 'analytic_budget') and act.analytic_budget</text:span></text:p></office:annotation>analytique</text:p>
                  </table:table-cell>
                  <table:table-cell table:style-name="Tableau14.B5" office:value-type="string">
                    <text:p text:style-name="P63"><office:annotation loext:resolved="false"><dc:creator>fngaha</dc:creator><dc:date>2021-09-20T19:01:31.805492310</dc:date><meta:creator-initials>fngaha</meta:creator-initials><text:p text:style-name="P82">do text if act.analytic_budget</text:p><text:p text:style-name="P82">from xhtml(act_v.getAnalyticBudget())</text:p></office:annotation>budg<text:span text:style-name="T12">et</text:span> analytique<text:tab/></text:p>
                  </table:table-cell>
                </table:table-row>
                <table:table-row>
                  <table:table-cell table:style-name="Tableau14.A5" office:value-type="string">
                    <text:p text:style-name="Tableau_20_libellé"><office:annotation loext:resolved="false"><dc:creator>fngaha</dc:creator><dc:date>2022-09-01T17:22:14.289015601</dc:date><meta:creator-initials>fngaha</meta:creator-initials><text:p text:style-name="P82"><text:span text:style-name="T15">do row if view.keep_field('ac', 'budget') and act.budget</text:span></text:p></office:annotation>Budget propre</text:p>
                  </table:table-cell>
                  <table:table-cell table:style-name="Tableau14.B5" office:value-type="string">
                    <text:p text:style-name="Tableau_20_valeur"><office:annotation loext:resolved="false"><dc:creator>sge </dc:creator><dc:date>2013-06-17T12:34:05</dc:date><text:p text:style-name="P81">do text if act.budget</text:p><text:p text:style-name="P81">from xhtml(act_v.getOwnBudget())</text:p></office:annotation>champ budget</text:p>
                  </table:table-cell>
                </table:table-row>
                <table:table-row>
                  <table:table-cell table:style-name="Tableau14.A5" office:value-type="string">
                    <text:p text:style-name="Tableau_20_libellé"><office:annotation loext:resolved="false"><dc:creator>sge </dc:creator><dc:date>2013-10-18T15:36:30</dc:date><text:p text:style-name="P81">do row if view.keep_field('ac', 'budget_comments') and act_v.get_value('budget_comments')</text:p></office:annotation>Commentaires budget</text:p>
                  </table:table-cell>
                  <table:table-cell table:style-name="Tableau14.B5" office:value-type="string">
                    <text:p text:style-name="Tableau_20_valeur"><office:annotation loext:resolved="false"><dc:creator>sge </dc:creator><dc:date>2013-09-18T13:05:33</dc:date><text:p text:style-name="P81">do text</text:p><text:p text:style-name="P81">from act_v.render_xhtml('budget_comments')</text:p></office:annotation>champ budget_comments</text:p>
                  </table:table-cell>
                </table:table-row>
                <table:table-row>
                  <table:table-cell table:style-name="Tableau14.A15" office:value-type="string">
                    <text:p text:style-name="Tableau_20_libellé"><office:annotation loext:resolved="false"><dc:creator>fngaha</dc:creator><dc:date>2022-09-01T18:05:13.940996074</dc:date><meta:creator-initials>fngaha</meta:creator-initials><text:p text:style-name="P82"><text:span text:style-name="T15">do row if view.keep_field('ac', 'progress') and act.progress</text:span></text:p></office:annotation>Progression</text:p>
                  </table:table-cell>
                  <table:table-cell table:style-name="Tableau14.B15" office:value-type="string">
                    <text:p text:style-name="Tableau_20_valeur"><text:text-input text:description="">act_v.get_value('progress')</text:text-input></text:p>
                  </table:table-cell>
                </table:table-row>
                <table:table-row>
                  <table:table-cell table:style-name="Tableau14.A5" office:value-type="string">
                    <text:p text:style-name="Tableau_20_libellé"><office:annotation loext:resolved="false"><dc:creator>sge </dc:creator><dc:date>2013-10-18T15:36:44</dc:date><text:p text:style-name="P81">do row if view.keep_field('ac', 'observation') and act_v.get_value('observation')</text:p></office:annotation>Constat</text:p>
                  </table:table-cell>
                  <table:table-cell table:style-name="Tableau14.B5" office:value-type="string">
                    <text:p text:style-name="Tableau_20_valeur"><office:annotation loext:resolved="false"><dc:creator>sge </dc:creator><dc:date>2013-06-17T13:13:51</dc:date><text:p text:style-name="P81">do text</text:p><text:p text:style-name="P81">from act_v.render_xhtml('observation')</text:p></office:annotation>champ observation</text:p>
                  </table:table-cell>
                </table:table-row>
                <table:table-row>
                  <table:table-cell table:style-name="Tableau14.A17" office:value-type="string">
                    <text:p text:style-name="Tableau_20_libellé"><office:annotation loext:resolved="false"><dc:creator>sge </dc:creator><dc:date>2013-10-18T15:36:44</dc:date><text:p text:style-name="P81">do row if view.keep_field('ac', 'comments') and act_v.get_value('comments')</text:p></office:annotation>Commentaires</text:p>
                  </table:table-cell>
                  <table:table-cell table:style-name="Tableau14.B17" office:value-type="string">
                    <text:p text:style-name="Tableau_20_valeur"><office:annotation loext:resolved="false"><dc:creator>sge </dc:creator><dc:date>2013-06-17T13:13:51</dc:date><text:p text:style-name="P81">do text</text:p><text:p text:style-name="P81">from act_v.render_xhtml('comments')</text:p></office:annotation>champ comments</text:p>
                  </table:table-cell>
                </table:table-row>
                <table:table-row>
                  <table:table-cell table:style-name="Tableau14.A18" office:value-type="string">
                    <text:p text:style-name="P36"><text:span text:style-name="T9"><office:annotation loext:resolved="false"><dc:creator>bleybaert</dc:creator><dc:date>2020-01-28T10:33:40.092793536</dc:date><meta:creator-initials>ble</meta:creator-initials><text:p text:style-name="P81">do row if hasattr(act, 'sdgs') and view.keep_field('ac', 'sdgs') and act.sdgs</text:p></office:annotation></text:span>O.D.D.</text:p>
                  </table:table-cell>
                  <table:table-cell table:style-name="Tableau14.B18" office:value-type="string">
                    <text:p text:style-name="P39"><text:text-input text:description="">act_v.display_voc('sdgs')</text:text-input></text:p>
                  </table:table-cell>
                </table:table-row>
                <table:table-row>
                  <table:table-cell table:style-name="Tableau14.A19" office:value-type="string">
                    <text:p text:style-name="P30"><office:annotation loext:resolved="false"><dc:creator>sge </dc:creator><dc:date>2013-10-18T15:09:43</dc:date><text:p text:style-name="P81">do row if view.keep_field('ac', 'plan') and hasattr(act, 'plan') and act.plan</text:p></office:annotation><text:span text:style-name="T14">Plan</text:span></text:p>
                  </table:table-cell>
                  <table:table-cell table:style-name="Tableau14.B19" office:value-type="string">
                    <text:p text:style-name="P50"><text:text-input text:description="">act_v.display_voc('plan')</text:text-input></text:p>
                  </table:table-cell>
                </table:table-row>
              </table:table>
              <text:p text:style-name="P4"/>
              <text:section text:style-name="Sect1" text:name="Section Sous-Action">
                <text:p text:style-name="P13"><office:annotation loext:resolved="false"><dc:creator>sge</dc:creator><dc:date>2016-09-06T13:10:29</dc:date><text:p text:style-name="P81">do section- for subact in view.getSubActions(action=act, skip_states=view.skip_states())</text:p></office:annotation></text:p>
                <table:table table:name="Table1" table:style-name="Table1">
                  <table:table-column table:style-name="Table1.A"/>
                  <table:table-column table:style-name="Table1.B"/>
                  <table:table-row table:style-name="Table1.1">
                    <table:table-cell table:style-name="Table1.A1" table:number-columns-spanned="2" office:value-type="string">
                      <text:list xml:id="list155229819596140" text:continue-numbering="true" text:style-name="numerotation_20_pst"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77" text:outline-level="4"><text:bookmark-start text:name="__RefHeading___Toc182878_2652624615"/><office:annotation loext:resolved="false"><dc:creator>sge</dc:creator><dc:date>2016-09-06T13:13:34</dc:date><text:p text:style-name="P81">do table with subact_v=view.getDGHV(subact)</text:p></office:annotation><text:text-input text:description="">subact.Title()</text:text-input><text:bookmark-end text:name="__RefHeading___Toc182878_2652624615"/>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able:table-cell>
                    <table:covered-table-cell/>
                  </table:table-row>
                  <table:table-row>
                    <table:table-cell table:style-name="Table1.A2" office:value-type="string">
                      <text:p text:style-name="P40"><office:annotation loext:resolved="false"><dc:creator>sge </dc:creator><dc:date>2013-10-21T23:29:43</dc:date><text:p text:style-name="P81">do row if view.keep_field('sb', 'description_rich') and subact_v.get_value('description_rich')</text:p></office:annotation>Description</text:p>
                    </table:table-cell>
                    <table:table-cell table:style-name="Table1.B2" office:value-type="string">
                      <text:p text:style-name="P41"><office:annotation loext:resolved="false"><dc:creator>sge </dc:creator><dc:date>2013-10-21T23:27:35</dc:date><text:p text:style-name="P81">do text</text:p><text:p text:style-name="P81">from subact_v.render_xhtml('description_rich')</text:p></office:annotation>champ description</text:p>
                    </table:table-cell>
                  </table:table-row>
                  <table:table-row>
                    <table:table-cell table:style-name="Table1.A3" office:value-type="string">
                      <text:p text:style-name="P31"><office:annotation loext:resolved="false"><dc:creator>sge </dc:creator><dc:date>2013-10-18T15:09:43</dc:date><text:p text:style-name="P81">do row if view.keep_field('sb', 'categories') and hasattr(subact, 'categories') and subact.categories</text:p></office:annotation>Catégorie</text:p>
                    </table:table-cell>
                    <table:table-cell table:style-name="Table1.B3" office:value-type="string">
                      <text:p text:style-name="P41"><text:text-input text:description="">subact_v.display_voc('categories')</text:text-input></text:p>
                    </table:table-cell>
                  </table:table-row>
                  <table:table-row>
                    <table:table-cell table:style-name="Table1.A3" office:value-type="string">
                      <text:p text:style-name="P35"><office:annotation loext:resolved="false"><dc:creator>fngaha</dc:creator><dc:date>2022-09-02T14:00:15.711521425</dc:date><meta:creator-initials>fngaha</meta:creator-initials><text:p text:style-name="P82"><text:span text:style-name="T15">do row if view.keep_field('sb', 'result_indicator') and subact.result_indicator</text:span></text:p></office:annotation>I<text:span text:style-name="T8">n</text:span>dicateur de résultat</text:p>
                    </table:table-cell>
                    <table:table-cell table:style-name="Table1.B3" office:value-type="string">
                      <text:p text:style-name="P41"><office:annotation loext:resolved="false"><dc:creator>sge </dc:creator><dc:date>2013-06-21T22:15:44</dc:date><text:p text:style-name="P81">do text if subact.result_indicator</text:p><text:p text:style-name="P81">from xhtml(subact_v.display_widget('result_indicator'))</text:p></office:annotation>result indicator</text:p>
                    </table:table-cell>
                  </table:table-row>
                  <table:table-row>
                    <table:table-cell table:style-name="Table1.A5" office:value-type="string">
                      <text:p text:style-name="P40"><office:annotation loext:resolved="false"><dc:creator>fngaha</dc:creator><dc:date>2022-09-02T14:10:21.415859935</dc:date><meta:creator-initials>fngaha</meta:creator-initials><text:p text:style-name="P82"><text:span text:style-name="T15">do row if view.keep_field('sb', 'planned_end_date') and subact.planned_end_date</text:span></text:p></office:annotation>Échéance</text:p>
                    </table:table-cell>
                    <table:table-cell table:style-name="Table1.B5" office:value-type="string">
                      <text:p text:style-name="P41"><text:text-input text:description="">subact_v.display_date('planned_end_date')</text:text-input></text:p>
                    </table:table-cell>
                  </table:table-row>
                  <table:table-row>
                    <table:table-cell table:style-name="Table1.A5" office:value-type="string">
                      <text:p text:style-name="P33"><office:annotation loext:resolved="false"><dc:creator>fngaha</dc:creator><dc:date>2022-09-02T14:12:05.310830579</dc:date><meta:creator-initials>fngaha</meta:creator-initials><text:p text:style-name="P82"><text:span text:style-name="T15">do row if view.keep_field('sb', 'representative_responsible') and subact.representative_responsible</text:span></text:p></office:annotation>Responsable mandataire</text:p>
                    </table:table-cell>
                    <table:table-cell table:style-name="Table1.B5" office:value-type="string">
                      <text:p text:style-name="P41"><text:text-input text:description="">subact_v.display_voc('representative_responsible')</text:text-input></text:p>
                    </table:table-cell>
                  </table:table-row>
                  <table:table-row>
                    <table:table-cell table:style-name="Table1.A5" office:value-type="string">
                      <text:p text:style-name="P40"><office:annotation loext:resolved="false"><dc:creator>fngaha</dc:creator><dc:date>2022-09-02T14:13:21.696406357</dc:date><meta:creator-initials>fngaha</meta:creator-initials><text:p text:style-name="P82"><text:span text:style-name="T15">do row if view.keep_field('sb', 'health_indicator') and subact.health_indicator</text:span></text:p></office:annotation>Indice de santé</text:p>
                    </table:table-cell>
                    <table:table-cell table:style-name="Table1.B5" office:value-type="string">
                      <text:p text:style-name="P41"><office:annotation loext:resolved="false"><dc:creator>sge </dc:creator><dc:date>2013-06-17T14:29:33</dc:date><text:p text:style-name="P81">do text</text:p><text:p text:style-name="P81">from xhtml(subact_v.formatHealthIndicator())</text:p></office:annotation>champ health_indicator_details</text:p>
                    </table:table-cell>
                  </table:table-row>
                  <table:table-row>
                    <table:table-cell table:style-name="Table1.A5" office:value-type="string">
                      <text:p text:style-name="Tableau_20_libellé"><office:annotation loext:resolved="false"><dc:creator>fngaha</dc:creator><dc:date>2022-09-02T14:14:32.709554941</dc:date><meta:creator-initials>fngaha</meta:creator-initials><text:p text:style-name="P82"><text:span text:style-name="T15">do row if view.keep_field('sb', 'manager') and subact.manager</text:span></text:p></office:annotation>Service <text:span text:style-name="T11">gestionnaire</text:span></text:p>
                    </table:table-cell>
                    <table:table-cell table:style-name="Table1.B5" office:value-type="string">
                      <text:p text:style-name="P41"><text:text-input text:description="">subact_v.display_voc('manager')</text:text-input></text:p>
                    </table:table-cell>
                  </table:table-row>
                  <table:table-row>
                    <table:table-cell table:style-name="Table1.A5" office:value-type="string">
                      <text:p text:style-name="P45"><office:annotation loext:resolved="false"><dc:creator>bleybaert</dc:creator><dc:date>2020-02-12T14:18:02.875832968</dc:date><meta:creator-initials>ble</meta:creator-initials><text:p text:style-name="P81">do row if view.keep_field('sb', 'responsible') and subact.responsible</text:p></office:annotation>Porteur de l'action</text:p>
                    </table:table-cell>
                    <table:table-cell table:style-name="Table1.B5" office:value-type="string">
                      <text:p text:style-name="P41"><text:text-input text:description="">subact_v.display_voc('responsible')</text:text-input></text:p>
                    </table:table-cell>
                  </table:table-row>
                  <table:table-row>
                    <table:table-cell table:style-name="Table1.A5" office:value-type="string">
                      <text:p text:style-name="P40"><office:annotation loext:resolved="false"><dc:creator>sge </dc:creator><dc:date>2013-10-21T23:33:12</dc:date><text:p text:style-name="P81">do row if view.keep_field('sb', 'extra_concerned_people') and subact_v.get_value('extra_concerned_people')</text:p></office:annotation>Partenaires</text:p>
                    </table:table-cell>
                    <table:table-cell table:style-name="Table1.B5" office:value-type="string">
                      <text:p text:style-name="P41"><office:annotation loext:resolved="false"><dc:creator>sge </dc:creator><dc:date>2013-06-17T12:54:19</dc:date><text:p text:style-name="P81">do text</text:p><text:p text:style-name="P81">from xhtml(subact_v.display_text_as_html('extra_concerned_people'))</text:p></office:annotation>champ extra_concerned_people</text:p>
                    </table:table-cell>
                  </table:table-row>
                  <table:table-row>
                    <table:table-cell table:style-name="Table1.A5" office:value-type="string">
                      <text:p text:style-name="P47"><office:annotation loext:resolved="false"><dc:creator>fngaha</dc:creator><dc:date>2022-09-02T14:24:57.207185271</dc:date><meta:creator-initials>fngaha</meta:creator-initials><text:p text:style-name="P82"><text:span text:style-name="T15">do row if view.keep_field('sb', 'projection') and subact.projection</text:span></text:p></office:annotation>Projections</text:p>
                    </table:table-cell>
                    <table:table-cell table:style-name="Table1.B5" office:value-type="string">
                      <text:p text:style-name="P64"><office:annotation loext:resolved="false"><dc:creator>fngaha</dc:creator><dc:date>2021-09-20T19:00:32.724922037</dc:date><meta:creator-initials>fngaha</meta:creator-initials><text:p text:style-name="P82">do text if subact.projection</text:p><text:p text:style-name="P82">from xhtml(subact_v.getProjection())</text:p></office:annotation>projection</text:p>
                    </table:table-cell>
                  </table:table-row>
                  <table:table-row>
                    <table:table-cell table:style-name="Table1.A5" office:value-type="string">
                      <text:p text:style-name="P47"><office:annotation loext:resolved="false"><dc:creator>fngaha</dc:creator><dc:date>2022-09-02T14:33:42.374992348</dc:date><meta:creator-initials>fngaha</meta:creator-initials><text:p text:style-name="P82"><text:span text:style-name="T15">do row if view.keep_field('sb', 'budget') and subact.budget</text:span></text:p></office:annotation>Budget <text:soft-page-break/>analytique</text:p>
                    </table:table-cell>
                    <table:table-cell table:style-name="Table1.B5" office:value-type="string">
                      <text:p text:style-name="P64"><office:annotation loext:resolved="false"><dc:creator>fngaha</dc:creator><dc:date>2021-09-20T17:04:09.813501417</dc:date><meta:creator-initials>fngaha</meta:creator-initials><text:p text:style-name="P82">do text if subact.analytic_budget</text:p><text:p text:style-name="P82">from xhtml(subact_v.getAnalyticBudget())</text:p></office:annotation>budg<text:span text:style-name="T12">et</text:span> analytique</text:p>
                    </table:table-cell>
                  </table:table-row>
                  <table:table-row>
                    <table:table-cell table:style-name="Table1.A5" office:value-type="string">
                      <text:p text:style-name="P40"><office:annotation loext:resolved="false"><dc:creator>fngaha</dc:creator><dc:date>2022-09-02T14:28:13.986859445</dc:date><meta:creator-initials>fngaha</meta:creator-initials><text:p text:style-name="P82"><text:span text:style-name="T15">do row if view.keep_field('sb', 'budget') and subact.budget</text:span></text:p></office:annotation>Budget propre</text:p>
                    </table:table-cell>
                    <table:table-cell table:style-name="Table1.B5" office:value-type="string">
                      <text:p text:style-name="P41"><office:annotation loext:resolved="false"><dc:creator>sge </dc:creator><dc:date>2013-06-17T12:34:05</dc:date><text:p text:style-name="P81">do text if subact.budget</text:p><text:p text:style-name="P81">from xhtml(subact_v.getOwnBudget())</text:p></office:annotation>champ budget</text:p>
                    </table:table-cell>
                  </table:table-row>
                  <table:table-row>
                    <table:table-cell table:style-name="Table1.A5" office:value-type="string">
                      <text:p text:style-name="P40"><office:annotation loext:resolved="false"><dc:creator>sge </dc:creator><dc:date>2013-10-18T15:36:30</dc:date><text:p text:style-name="P81">do row if view.keep_field('sb', 'budget_comments') and subact_v.get_value('budget_comments')</text:p></office:annotation>Commentaires budget</text:p>
                    </table:table-cell>
                    <table:table-cell table:style-name="Table1.B5" office:value-type="string">
                      <text:p text:style-name="P41"><office:annotation loext:resolved="false"><dc:creator>sge </dc:creator><dc:date>2013-09-18T13:05:33</dc:date><text:p text:style-name="P81">do text</text:p><text:p text:style-name="P81">from subact_v.render_xhtml('budget_comments')</text:p></office:annotation>champ budget_comments</text:p>
                    </table:table-cell>
                  </table:table-row>
                  <table:table-row>
                    <table:table-cell table:style-name="Table1.A15" office:value-type="string">
                      <text:p text:style-name="P40"><office:annotation loext:resolved="false"><dc:creator>fngaha</dc:creator><dc:date>2022-09-02T14:29:51.231929133</dc:date><meta:creator-initials>fngaha</meta:creator-initials><text:p text:style-name="P82"><text:span text:style-name="T15">do row if view.keep_field('sb', 'progress') and subact.progress</text:span></text:p></office:annotation>Progression</text:p>
                    </table:table-cell>
                    <table:table-cell table:style-name="Table1.B15" office:value-type="string">
                      <text:p text:style-name="P41"><text:text-input text:description="">subact_v.get_value('progress')</text:text-input></text:p>
                    </table:table-cell>
                  </table:table-row>
                  <table:table-row>
                    <table:table-cell table:style-name="Table1.A5" office:value-type="string">
                      <text:p text:style-name="P40"><office:annotation loext:resolved="false"><dc:creator>sge </dc:creator><dc:date>2013-10-18T15:36:44</dc:date><text:p text:style-name="P81">do row if view.keep_field('sb', 'observation') and subact_v.get_value('observation')</text:p></office:annotation>Constat</text:p>
                    </table:table-cell>
                    <table:table-cell table:style-name="Table1.B5" office:value-type="string">
                      <text:p text:style-name="P41"><office:annotation loext:resolved="false"><dc:creator>sge </dc:creator><dc:date>2013-06-17T13:13:51</dc:date><text:p text:style-name="P81">do text</text:p><text:p text:style-name="P81">from subact_v.render_xhtml('observation')</text:p></office:annotation>champ observation</text:p>
                    </table:table-cell>
                  </table:table-row>
                  <table:table-row>
                    <table:table-cell table:style-name="Table1.A17" office:value-type="string">
                      <text:p text:style-name="P40"><office:annotation loext:resolved="false"><dc:creator>sge </dc:creator><dc:date>2013-10-18T15:36:44</dc:date><text:p text:style-name="P81">do row if view.keep_field('sb', 'comments') and subact_v.get_value('comments')</text:p></office:annotation>Commentaires</text:p>
                    </table:table-cell>
                    <table:table-cell table:style-name="Table1.B17" office:value-type="string">
                      <text:p text:style-name="P41"><office:annotation loext:resolved="false"><dc:creator>sge </dc:creator><dc:date>2013-06-17T13:13:51</dc:date><text:p text:style-name="P81">do text</text:p><text:p text:style-name="P81">from subact_v.render_xhtml('comments')</text:p></office:annotation>champ comments</text:p>
                    </table:table-cell>
                  </table:table-row>
                  <table:table-row>
                    <table:table-cell table:style-name="Table1.A18" office:value-type="string">
                      <text:p text:style-name="P37"><text:span text:style-name="T9"><office:annotation loext:resolved="false"><dc:creator>bleybaert</dc:creator><dc:date>2020-01-28T10:33:40.092793536</dc:date><meta:creator-initials>ble</meta:creator-initials><text:p text:style-name="P81">do row if hasattr(subact, 'sdgs') and view.keep_field('sb', 'sdgs') and subact.sdgs</text:p></office:annotation></text:span>O.D.D.</text:p>
                    </table:table-cell>
                    <table:table-cell table:style-name="Table1.B18" office:value-type="string">
                      <text:p text:style-name="P38"><text:text-input text:description="">subact_v.display_voc('sdgs')</text:text-input></text:p>
                    </table:table-cell>
                  </table:table-row>
                  <table:table-row>
                    <table:table-cell table:style-name="Table1.A19" office:value-type="string">
                      <text:p text:style-name="P48"><office:annotation loext:resolved="false"><dc:creator>sge </dc:creator><dc:date>2013-10-18T15:09:43</dc:date><text:p text:style-name="P81">do row if view.keep_field('sb', 'plan') and hasattr(subact, 'plan') and subact.plan</text:p></office:annotation>Plan</text:p>
                    </table:table-cell>
                    <table:table-cell table:style-name="Table1.B19" office:value-type="string">
                      <text:p text:style-name="P51"><text:text-input text:description="">subact_v.display_voc('plan')</text:text-input></text:p>
                    </table:table-cell>
                  </table:table-row>
                </table:table>
                <text:p text:style-name="P8"/>
                <text:section text:style-name="Sect1" text:name="Section Sous-Tache">
                  <text:p text:style-name="P9"><office:annotation loext:resolved="false"><dc:creator>sge</dc:creator><dc:date>2016-11-24T11:10:56</dc:date><text:p text:style-name="P81">do section- if with_tasks</text:p><text:p text:style-name="P81">for task in view.getTasks(action=subact, skip_states=view.skip_states())</text:p></office:annotation></text:p>
                  <table:table table:name="Table2" table:style-name="Table2">
                    <table:table-column table:style-name="Table2.A"/>
                    <table:table-column table:style-name="Table2.B"/>
                    <table:table-row>
                      <table:table-cell table:style-name="Table2.A1" table:number-columns-spanned="2" office:value-type="string">
                        <text:list xml:id="list155230781088030" text:continue-numbering="true" text:style-name="numerotation_20_pst"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80" text:outline-level="5"><text:bookmark-start text:name="__RefHeading___Toc4581_1957847879"/><office:annotation loext:resolved="false"><dc:creator>sge</dc:creator><dc:date>2016-09-06T13:13:34</dc:date><text:p text:style-name="P81">do table with task_v=view.getDGHV(task)</text:p></office:annotation><text:span text:style-name="T6"><text:text-input text:description="">task.Title()</text:text-input></text:span><text:bookmark-end text:name="__RefHeading___Toc4581_1957847879"/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able:table-cell>
                      <table:covered-table-cell/>
                    </table:table-row>
                    <table:table-row>
                      <table:table-cell table:style-name="Table2.A2" office:value-type="string">
                        <text:p text:style-name="P42"><office:annotation loext:resolved="false"><dc:creator>sge </dc:creator><dc:date>2013-10-21T23:29:43</dc:date><text:p text:style-name="P81">do row if task_v.get_value('task_description')</text:p></office:annotation>Description</text:p>
                      </table:table-cell>
                      <table:table-cell table:style-name="Table2.B2" office:value-type="string">
                        <text:p text:style-name="P43"><office:annotation loext:resolved="false"><dc:creator>sge </dc:creator><dc:date>2013-10-21T23:27:35</dc:date><text:p text:style-name="P81">do text</text:p><text:p text:style-name="P81">from task_v.render_xhtml('task_description')</text:p></office:annotation>champ description</text:p>
                      </table:table-cell>
                    </table:table-row>
                    <table:table-row>
                      <table:table-cell table:style-name="Table2.A3" office:value-type="string">
                        <text:p text:style-name="P72">Service</text:p>
                      </table:table-cell>
                      <table:table-cell table:style-name="Table2.B3" office:value-type="string">
                        <text:p text:style-name="P73"><text:text-input text:description="">task_v.display_voc('assigned_group')</text:text-input></text:p>
                      </table:table-cell>
                    </table:table-row>
                    <table:table-row>
                      <table:table-cell table:style-name="Table2.A4" office:value-type="string">
                        <text:p text:style-name="P28">Utilisateur</text:p>
                      </table:table-cell>
                      <table:table-cell table:style-name="Table2.B4" office:value-type="string">
                        <text:p text:style-name="P54"><text:text-input text:description="">task_v.display_voc('assigned_user')</text:text-input></text:p>
                      </table:table-cell>
                    </table:table-row>
                    <table:table-row>
                      <table:table-cell table:style-name="Table2.A5" office:value-type="string">
                        <text:p text:style-name="P42">Échéance</text:p>
                      </table:table-cell>
                      <table:table-cell table:style-name="Table2.B5" office:value-type="string">
                        <text:p text:style-name="P54"><text:text-input text:description="">task_v.display_date('due_date')</text:text-input></text:p>
                      </table:table-cell>
                    </table:table-row>
                  </table:table>
                  <text:p text:style-name="P9"/>
                </text:section>
                <text:p text:style-name="P8"/>
              </text:section>
              <text:p text:style-name="P4"/>
              <text:section text:style-name="Sect1" text:name="Section Tache">
                <text:p text:style-name="P6"><office:annotation loext:resolved="false"><dc:creator>sge</dc:creator><dc:date>2016-11-24T11:10:56</dc:date><text:p text:style-name="P81">do section- if with_tasks</text:p><text:p text:style-name="P81">for task in view.getTasks(action=act, skip_states=view.skip_states())</text:p></office:annotation></text:p>
                <table:table table:name="Tableau3" table:style-name="Tableau3">
                  <table:table-column table:style-name="Tableau3.A"/>
                  <table:table-column table:style-name="Tableau3.B"/>
                  <table:table-row>
                    <table:table-cell table:style-name="Tableau3.A1" table:number-columns-spanned="2" office:value-type="string">
                      <text:list xml:id="list155230005532427" text:continue-numbering="true" text:style-name="numerotation_20_pst"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78" text:outline-level="4"><text:bookmark-start text:name="__RefHeading___Toc65921_3142966516"/><office:annotation loext:resolved="false"><dc:creator>sge</dc:creator><dc:date>2016-09-06T13:13:34</dc:date><text:p text:style-name="P81">do table with task_v=view.getDGHV(task)</text:p></office:annotation><text:span text:style-name="T6"><text:text-input text:description="">task.Title()</text:text-input></text:span><text:bookmark-end text:name="__RefHeading___Toc65921_3142966516"/>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able:table-cell>
                    <table:covered-table-cell/>
                  </table:table-row>
                  <table:table-row>
                    <table:table-cell table:style-name="Tableau3.A2" office:value-type="string">
                      <text:p text:style-name="P24"><office:annotation loext:resolved="false"><dc:creator>sge </dc:creator><dc:date>2013-10-21T23:29:43</dc:date><text:p text:style-name="P81">do row if task_v.get_value('task_description')</text:p></office:annotation>Description</text:p>
                    </table:table-cell>
                    <table:table-cell table:style-name="Tableau3.B2" office:value-type="string">
                      <text:p text:style-name="P25"><office:annotation loext:resolved="false"><dc:creator>sge </dc:creator><dc:date>2013-10-21T23:27:35</dc:date><text:p text:style-name="P81">do text</text:p><text:p text:style-name="P81">from task_v.render_xhtml('task_description')</text:p></office:annotation>champ description</text:p>
                    </table:table-cell>
                  </table:table-row>
                  <table:table-row>
                    <table:table-cell table:style-name="Tableau3.A3" office:value-type="string">
                      <text:p text:style-name="P72">Service</text:p>
                    </table:table-cell>
                    <table:table-cell table:style-name="Tableau3.B3" office:value-type="string">
                      <text:p text:style-name="P73"><text:text-input text:description="">task_v.display_voc('assigned_group')</text:text-input></text:p>
                    </table:table-cell>
                  </table:table-row>
                  <table:table-row>
                    <table:table-cell table:style-name="Tableau3.A4" office:value-type="string">
                      <text:p text:style-name="P26">Utilisateur</text:p>
                    </table:table-cell>
                    <table:table-cell table:style-name="Tableau3.B4" office:value-type="string">
                      <text:p text:style-name="P53"><text:text-input text:description="">task_v.display_voc('assigned_user')</text:text-input></text:p>
                    </table:table-cell>
                  </table:table-row>
                  <table:table-row>
                    <table:table-cell table:style-name="Tableau3.A5" office:value-type="string">
                      <text:p text:style-name="P24">Échéance</text:p>
                    </table:table-cell>
                    <table:table-cell table:style-name="Tableau3.B5" office:value-type="string">
                      <text:p text:style-name="P52"><text:text-input text:description="">task_v.display_date('due_date')</text:text-input></text:p>
                    </table:table-cell>
                  </table:table-row>
                </table:table>
                <text:p text:style-name="P7"/>
              </text:section>
              <text:p text:style-name="P4"/>
            </text:section>
            <text:p text:style-name="P12"/>
          </text:section>
          <text:p text:style-name="P12"/>
        </text:section>
        <text:p text:style-name="P14"/>
      </text:section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/>
    <style:font-face style:name="Verdana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2" svg:font-family="Verdana" style:font-adornments="Normal" style:font-family-generic="swiss" style:font-pitch="variable"/>
    <style:font-face style:name="Verdana3" svg:font-family="Verdana" style:font-adornments="Regular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Verdana2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style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loext:opacity="100%" style:font-name="Verdana1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style:contextual-spacing="false" fo:text-indent="0cm" style:auto-text-indent="false" style:page-number="auto">
        <style:tab-stops/>
      </style:paragraph-properties>
      <style:text-properties style:font-name="Verdana1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2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1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2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style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style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loext:opacity="100%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loext:opacity="100%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loext:opacity="100%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style:contextual-spacing="false" fo:text-indent="0cm" style:auto-text-indent="false" style:page-number="auto" text:number-lines="false" text:line-number="0"/>
      <style:text-properties style:font-name="Verdana1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2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2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2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6.505cm" style:type="right" style:leader-style="dotted" style:leader-text="."/>
        </style:tab-stops>
      </style:paragraph-properties>
      <style:text-properties style:font-name="Verdana3" fo:font-family="Verdana" style:font-style-name="Regular" style:font-family-generic="swiss" style:font-pitch="variable" fo:font-size="9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  <style:text-properties style:font-name="Verdana3" fo:font-family="Verdana" style:font-style-name="Regular" style:font-family-generic="swiss" style:font-pitch="variable" fo:font-size="8pt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style:contextual-spacing="false" fo:background-color="transparent"/>
      <style:text-properties fo:color="#000080" loext:opacity="100%" style:font-name="Verdana1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left="0cm" fo:margin-right="0cm" fo:margin-top="0.212cm" fo:margin-bottom="0.106cm" style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itre_20_Tache" style:display-name="Titre Tache" style:family="paragraph" style:parent-style-name="Titre_20_OS" style:default-outline-level="5"/>
    <style:style style:name="Titre_20_Sous-Action" style:display-name="Titre Sous-Action" style:family="paragraph" style:parent-style-name="Titre_20_OS" style:next-style-name="Standard" style:default-outline-level="4">
      <style:paragraph-properties fo:margin-left="1cm" fo:margin-right="0cm" fo:text-indent="0cm" style:auto-text-indent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xSmallText" style:family="paragraph" style:parent-style-name="Tableau_20_valeur">
      <style:text-properties fo:font-size="7pt"/>
    </style:style>
    <style:style style:name="smallText" style:family="paragraph" style:parent-style-name="Tableau_20_valeur">
      <style:text-properties fo:font-size="9pt"/>
    </style:style>
    <style:style style:name="largeText" style:family="paragraph" style:parent-style-name="Tableau_20_valeur">
      <style:text-properties fo:font-size="11pt"/>
    </style:style>
    <style:style style:name="xLargeText" style:family="paragraph" style:parent-style-name="Tableau_20_valeur">
      <style:text-properties fo:font-size="13pt"/>
    </style:style>
    <style:style style:name="Titre_20_Sous-Tache" style:display-name="Titre Sous-Tache" style:family="paragraph" style:parent-style-name="Titre_20_OS" style:default-outline-level="6" style:list-style-name="numerotation_20_pst" style:master-page-name="">
      <style:paragraph-properties fo:margin-left="-0.199cm" fo:margin-right="0cm" fo:orphans="2" fo:widows="2" fo:text-indent="0cm" style:auto-text-indent="false" style:page-number="auto">
        <style:tab-stops/>
      </style:paragraph-properties>
      <style:text-properties fo:font-size="10pt"/>
    </style:style>
    <style:style style:name="Santé-pause" style:family="paragraph" style:parent-style-name="Tableau_20_valeur" style:next-style-name="Standard" style:master-page-name="">
      <loext:graphic-properties draw:fill="solid" draw:fill-color="#ffff00"/>
      <style:paragraph-properties style:page-number="auto" fo:background-color="#ffff00">
        <style:tab-stops/>
      </style:paragraph-properties>
      <style:text-properties fo:background-color="#00000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2" fo:font-family="Verdana" style:font-style-name="Normal" style:font-family-generic="swiss" style:font-pitch="variable" style:text-underline-style="none" fo:background-color="transparent" style:font-size-asian="12pt" style:font-name-complex="Lohit Hindi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2" fo:font-family="Verdana" style:font-style-name="Normal" style:font-family-generic="swiss" style:font-pitch="variable" fo:font-size="11pt" style:text-underline-style="none" fo:background-color="transparent" style:font-size-asian="12pt" style:font-name-complex="Lohit Hindi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2" fo:font-family="Verdana" style:font-style-name="Normal" style:font-family-generic="swiss" style:font-pitch="variable" fo:font-size="10pt" style:text-underline-style="none" fo:background-color="transparent" style:font-size-asian="12pt" style:font-name-complex="Lohit Hindi" style:font-family-complex="'Lohit Hindi'" loext:padding="0.049cm" loext:border="0.51pt solid #3399ff" loext:shadow="none"/>
    </style:style>
    <style:style style:name="Couleur_20_niv_20_4" style:display-name="Couleur niv 4" style:family="text">
      <style:text-properties style:font-name="Verdana3" fo:font-family="Verdana" style:font-style-name="Regular" style:font-family-generic="swiss" style:font-pitch="variable" fo:font-size="9pt" officeooo:rsid="0027dabe" style:font-size-asian="9pt" style:font-name-complex="Lohit Hindi" style:font-family-complex="'Lohit Hindi'" style:font-size-complex="9pt" loext:padding="0.049cm" loext:border="0.51pt solid #3399ff"/>
    </style:style>
    <style:style style:name="Couleur_20_niv_20_5" style:display-name="Couleur niv 5" style:family="text">
      <style:text-properties style:font-name="Verdana3" fo:font-family="Verdana" style:font-style-name="Regular" style:font-family-generic="swiss" style:font-pitch="variable" fo:font-size="8pt" loext:padding="0.049cm" loext:border="0.06pt solid #66fff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Couleur_20_niv_20_1" loext:num-list-format="%1%.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Couleur_20_niv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Couleur_20_niv_20_3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Couleur_20_niv_20_4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Couleur_20_niv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-1.52cm" fo:margin-left="1.52cm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space" fo:text-indent="-1.02cm" fo:margin-left="1.02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space" fo:text-indent="-1.52cm" fo:margin-left="1.5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space" fo:text-indent="-1.52cm" fo:margin-left="1.52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erotation_20_pst" style:display-name="numerotation pst">
      <text:list-level-style-number text:level="1" text:style-name="Couleur_20_niv_20_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Couleur_20_niv_20_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Couleur_20_niv_20_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Couleur_20_niv_20_4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Couleur_20_niv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 %6% " style:num-prefix=" " style:num-suffix=" 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<text:tab/><text:tab/><text:span text:style-name="MT1">Page </text:span><text:span text:style-name="MT1"><text:page-number text:select-page="current">2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e</meta:initial-creator>
    <meta:creation-date>2016-08-30T11:39:05.323537757</meta:creation-date>
    <meta:generator>LibreOffice/7.4.7.2$Linux_X86_64 LibreOffice_project/40$Build-2</meta:generator>
    <dc:date>2024-04-15T15:52:29.308055578</dc:date>
    <meta:editing-duration>P3DT11H12M</meta:editing-duration>
    <meta:editing-cycles>550</meta:editing-cycles>
    <meta:document-statistic meta:table-count="6" meta:image-count="0" meta:object-count="0" meta:page-count="4" meta:paragraph-count="169" meta:word-count="357" meta:character-count="3222" meta:non-whitespace-character-count="3106"/>
  </office:meta>
</office:document-meta>
</file>